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1899e3b" officeooo:paragraph-rsid="018872bf"/>
    </style:style>
    <style:style style:name="P2" style:family="paragraph" style:parent-style-name="Text_20_body">
      <style:paragraph-properties fo:text-align="end" style:justify-single-word="false" style:writing-mode="rl-tb"/>
      <style:text-properties officeooo:rsid="00eb6387" officeooo:paragraph-rsid="00eb6387"/>
    </style:style>
    <style:style style:name="P3" style:family="paragraph" style:parent-style-name="Text_20_body">
      <style:paragraph-properties fo:text-align="end" style:justify-single-word="false" style:writing-mode="rl-tb"/>
      <style:text-properties officeooo:rsid="021563f1" officeooo:paragraph-rsid="02173ec2"/>
    </style:style>
    <style:style style:name="P4" style:family="paragraph" style:parent-style-name="Text_20_body">
      <style:paragraph-properties fo:text-align="end" style:justify-single-word="false" style:writing-mode="rl-tb"/>
      <style:text-properties officeooo:rsid="021563f1" officeooo:paragraph-rsid="021a0f80"/>
    </style:style>
    <style:style style:name="P5" style:family="paragraph" style:parent-style-name="Text_20_body">
      <style:paragraph-properties fo:text-align="end" style:justify-single-word="false" style:writing-mode="rl-tb"/>
      <style:text-properties officeooo:rsid="021e025f" officeooo:paragraph-rsid="021e025f"/>
    </style:style>
    <style:style style:name="P6" style:family="paragraph" style:parent-style-name="Text_20_body">
      <style:paragraph-properties fo:text-align="end" style:justify-single-word="false" style:writing-mode="rl-tb"/>
      <style:text-properties officeooo:rsid="02169bf8" officeooo:paragraph-rsid="02189179"/>
    </style:style>
    <style:style style:name="P7" style:family="paragraph" style:parent-style-name="Text_20_body">
      <style:paragraph-properties fo:text-align="end" style:justify-single-word="false" style:writing-mode="rl-tb"/>
      <style:text-properties fo:color="#000000" style:font-name="Monospace" fo:font-size="12pt" officeooo:rsid="021a0f80" officeooo:paragraph-rsid="021a0f80" style:font-size-asian="12pt"/>
    </style:style>
    <style:style style:name="P8" style:family="paragraph" style:parent-style-name="Text_20_body">
      <style:paragraph-properties fo:text-align="end" style:justify-single-word="false" style:writing-mode="rl-tb"/>
      <style:text-properties fo:color="#000000" style:font-name="Monospace" fo:font-size="12pt" officeooo:rsid="02189179" officeooo:paragraph-rsid="021a0f80" style:font-size-asian="12pt"/>
    </style:style>
    <style:style style:name="P9" style:family="paragraph" style:parent-style-name="Text_20_body">
      <style:paragraph-properties fo:text-align="end" style:justify-single-word="false" style:writing-mode="rl-tb"/>
      <style:text-properties fo:color="#000000" style:font-name="Monospace" fo:font-size="12pt" officeooo:rsid="02298a79" officeooo:paragraph-rsid="02298a79" style:font-size-asian="12pt"/>
    </style:style>
    <style:style style:name="P10" style:family="paragraph" style:parent-style-name="Text_20_body">
      <style:paragraph-properties fo:text-align="end" style:justify-single-word="false" style:writing-mode="rl-tb"/>
      <style:text-properties officeooo:rsid="02147f44" officeooo:paragraph-rsid="0224b9a7"/>
    </style:style>
    <style:style style:name="P11" style:family="paragraph" style:parent-style-name="Text_20_body">
      <style:paragraph-properties fo:text-align="end" style:justify-single-word="false" style:writing-mode="rl-tb"/>
      <style:text-properties officeooo:rsid="02569af1" officeooo:paragraph-rsid="02569af1"/>
    </style:style>
    <style:style style:name="P12" style:family="paragraph" style:parent-style-name="Text_20_body">
      <style:paragraph-properties fo:text-align="end" style:justify-single-word="false" style:writing-mode="rl-tb"/>
      <style:text-properties officeooo:rsid="025db0cc" officeooo:paragraph-rsid="025db0cc"/>
    </style:style>
    <style:style style:name="P13" style:family="paragraph" style:parent-style-name="Text_20_body">
      <style:paragraph-properties fo:text-align="end" style:justify-single-word="false" style:writing-mode="rl-tb"/>
      <style:text-properties officeooo:rsid="026c94d8" officeooo:paragraph-rsid="026c94d8"/>
    </style:style>
    <style:style style:name="P14" style:family="paragraph" style:parent-style-name="Text_20_body">
      <style:paragraph-properties fo:text-align="end" style:justify-single-word="false" style:writing-mode="rl-tb"/>
      <style:text-properties officeooo:rsid="0270f5f8" officeooo:paragraph-rsid="0270f5f8"/>
    </style:style>
    <style:style style:name="P15" style:family="paragraph" style:parent-style-name="Text_20_body">
      <style:paragraph-properties fo:text-align="end" style:justify-single-word="false" style:writing-mode="rl-tb"/>
      <style:text-properties officeooo:rsid="024ce7be" officeooo:paragraph-rsid="025bd234"/>
    </style:style>
    <style:style style:name="P16" style:family="paragraph" style:parent-style-name="Text_20_body">
      <style:paragraph-properties fo:text-align="end" style:justify-single-word="false" style:writing-mode="rl-tb"/>
      <style:text-properties fo:font-weight="normal" officeooo:rsid="025416ae" officeooo:paragraph-rsid="025416ae" style:font-weight-asian="normal" style:font-weight-complex="normal"/>
    </style:style>
    <style:style style:name="P17" style:family="paragraph" style:parent-style-name="Text_20_body">
      <style:paragraph-properties fo:text-align="end" style:justify-single-word="false" style:writing-mode="rl-tb"/>
      <style:text-properties fo:font-weight="normal" officeooo:rsid="0254a55f" officeooo:paragraph-rsid="0254a55f" style:font-weight-asian="normal" style:font-weight-complex="normal"/>
    </style:style>
    <style:style style:name="P18" style:family="paragraph" style:parent-style-name="Text_20_body">
      <style:paragraph-properties fo:text-align="end" style:justify-single-word="false" style:writing-mode="rl-tb"/>
      <style:text-properties fo:font-weight="normal" officeooo:rsid="028de6b7" officeooo:paragraph-rsid="028de6b7" style:font-weight-asian="normal" style:font-weight-complex="normal"/>
    </style:style>
    <style:style style:name="P19" style:family="paragraph" style:parent-style-name="Standard">
      <style:paragraph-properties fo:text-align="end" style:justify-single-word="false" style:writing-mode="rl-tb"/>
      <style:text-properties officeooo:rsid="02437db3" officeooo:paragraph-rsid="02437db3"/>
    </style:style>
    <style:style style:name="P20" style:family="paragraph" style:parent-style-name="Standard">
      <style:paragraph-properties fo:text-align="end" style:justify-single-word="false" style:writing-mode="rl-tb"/>
      <style:text-properties officeooo:rsid="0247bea5" officeooo:paragraph-rsid="0247bea5"/>
    </style:style>
    <style:style style:name="P21" style:family="paragraph" style:parent-style-name="Standard">
      <style:paragraph-properties fo:text-align="end" style:justify-single-word="false" style:writing-mode="rl-tb"/>
      <style:text-properties fo:font-weight="bold" officeooo:rsid="0247bea5" officeooo:paragraph-rsid="0247bea5" style:font-weight-asian="bold" style:font-weight-complex="bold"/>
    </style:style>
    <style:style style:name="P22" style:family="paragraph" style:parent-style-name="Standard">
      <style:paragraph-properties fo:text-align="end" style:justify-single-word="false" style:writing-mode="rl-tb"/>
      <style:text-properties fo:font-weight="normal" officeooo:rsid="0248d565" officeooo:paragraph-rsid="0248d565" style:font-weight-asian="normal" style:font-weight-complex="normal"/>
    </style:style>
    <style:style style:name="P23" style:family="paragraph" style:parent-style-name="Standard">
      <style:paragraph-properties fo:text-align="end" style:justify-single-word="false" style:writing-mode="rl-tb"/>
      <style:text-properties officeooo:rsid="02132a87" officeooo:paragraph-rsid="024ba1df"/>
    </style:style>
    <style:style style:name="P24" style:family="paragraph" style:parent-style-name="Standard">
      <style:paragraph-properties fo:text-align="end" style:justify-single-word="false" style:writing-mode="rl-tb"/>
      <style:text-properties officeooo:rsid="025db0cc" officeooo:paragraph-rsid="025db0cc"/>
    </style:style>
    <style:style style:name="P25" style:family="paragraph" style:parent-style-name="Standard">
      <style:paragraph-properties fo:text-align="end" style:justify-single-word="false" style:writing-mode="rl-tb"/>
      <style:text-properties officeooo:rsid="025eb31b" officeooo:paragraph-rsid="025eb31b"/>
    </style:style>
    <style:style style:name="P26" style:family="paragraph" style:parent-style-name="Standard">
      <style:paragraph-properties fo:text-align="end" style:justify-single-word="false" style:writing-mode="rl-tb"/>
      <style:text-properties officeooo:rsid="02608c62" officeooo:paragraph-rsid="02608c62"/>
    </style:style>
    <style:style style:name="P27" style:family="paragraph" style:parent-style-name="Standard">
      <style:paragraph-properties fo:text-align="end" style:justify-single-word="false" style:writing-mode="rl-tb"/>
      <style:text-properties officeooo:rsid="0262e9fc" officeooo:paragraph-rsid="0262e9fc"/>
    </style:style>
    <style:style style:name="P28" style:family="paragraph" style:parent-style-name="Standard">
      <style:paragraph-properties fo:text-align="end" style:justify-single-word="false" style:writing-mode="rl-tb"/>
      <style:text-properties officeooo:rsid="02641e3a" officeooo:paragraph-rsid="02641e3a"/>
    </style:style>
    <style:style style:name="P29" style:family="paragraph" style:parent-style-name="Standard">
      <style:paragraph-properties fo:text-align="end" style:justify-single-word="false" style:writing-mode="rl-tb"/>
      <style:text-properties officeooo:rsid="0270f5f8" officeooo:paragraph-rsid="0270f5f8"/>
    </style:style>
    <style:style style:name="P30" style:family="paragraph" style:parent-style-name="Standard">
      <style:paragraph-properties fo:text-align="end" style:justify-single-word="false" style:writing-mode="rl-tb"/>
      <style:text-properties officeooo:rsid="027472ca" officeooo:paragraph-rsid="027472ca"/>
    </style:style>
    <style:style style:name="P31" style:family="paragraph" style:parent-style-name="Standard">
      <style:paragraph-properties fo:text-align="end" style:justify-single-word="false" style:writing-mode="rl-tb"/>
      <style:text-properties officeooo:rsid="027538fb" officeooo:paragraph-rsid="027538fb"/>
    </style:style>
    <style:style style:name="P32" style:family="paragraph" style:parent-style-name="Standard">
      <style:paragraph-properties fo:text-align="end" style:justify-single-word="false" style:writing-mode="rl-tb"/>
      <style:text-properties officeooo:rsid="0276f380" officeooo:paragraph-rsid="0276f380"/>
    </style:style>
    <style:style style:name="P33" style:family="paragraph" style:parent-style-name="Standard">
      <style:paragraph-properties fo:text-align="end" style:justify-single-word="false" style:writing-mode="rl-tb"/>
      <style:text-properties officeooo:rsid="027963eb" officeooo:paragraph-rsid="027963eb"/>
    </style:style>
    <style:style style:name="P34" style:family="paragraph" style:parent-style-name="Standard">
      <style:paragraph-properties fo:text-align="end" style:justify-single-word="false" style:writing-mode="rl-tb"/>
      <style:text-properties officeooo:rsid="027963eb" officeooo:paragraph-rsid="027a4d19"/>
    </style:style>
    <style:style style:name="P35" style:family="paragraph" style:parent-style-name="Standard">
      <style:paragraph-properties fo:text-align="end" style:justify-single-word="false" style:writing-mode="rl-tb"/>
      <style:text-properties officeooo:rsid="027a604c" officeooo:paragraph-rsid="027a604c"/>
    </style:style>
    <style:style style:name="P36" style:family="paragraph" style:parent-style-name="Standard">
      <style:paragraph-properties fo:text-align="end" style:justify-single-word="false" style:writing-mode="rl-tb"/>
      <style:text-properties officeooo:rsid="027da8b1" officeooo:paragraph-rsid="027da8b1"/>
    </style:style>
    <style:style style:name="P37" style:family="paragraph" style:parent-style-name="Standard">
      <style:paragraph-properties fo:text-align="end" style:justify-single-word="false" style:writing-mode="rl-tb"/>
      <style:text-properties officeooo:rsid="027da8b1" officeooo:paragraph-rsid="0280929c"/>
    </style:style>
    <style:style style:name="P38" style:family="paragraph" style:parent-style-name="Standard">
      <style:paragraph-properties fo:text-align="end" style:justify-single-word="false" style:writing-mode="rl-tb"/>
      <style:text-properties style:font-name="Monospace" fo:font-size="12pt" officeooo:rsid="0270f5f8" officeooo:paragraph-rsid="0270f5f8" style:font-size-asian="12pt"/>
    </style:style>
    <style:style style:name="P39" style:family="paragraph" style:parent-style-name="Standard">
      <style:paragraph-properties fo:text-align="end" style:justify-single-word="false" style:writing-mode="rl-tb"/>
      <style:text-properties style:font-name="Monospace" fo:font-size="12pt" officeooo:rsid="0272b5b1" officeooo:paragraph-rsid="0272b5b1" style:font-size-asian="12pt"/>
    </style:style>
    <style:style style:name="P40" style:family="paragraph" style:parent-style-name="Standard">
      <style:paragraph-properties fo:text-align="end" style:justify-single-word="false" style:writing-mode="rl-tb"/>
      <style:text-properties style:font-name="Monospace" fo:font-size="12pt" officeooo:rsid="027472ca" officeooo:paragraph-rsid="027472ca" style:font-size-asian="12pt"/>
    </style:style>
    <style:style style:name="P41" style:family="paragraph" style:parent-style-name="Standard">
      <style:paragraph-properties fo:text-align="end" style:justify-single-word="false" style:writing-mode="rl-tb"/>
      <style:text-properties officeooo:rsid="0280929c" officeooo:paragraph-rsid="0280929c"/>
    </style:style>
    <style:style style:name="P42" style:family="paragraph" style:parent-style-name="Standard">
      <style:paragraph-properties fo:text-align="end" style:justify-single-word="false" style:writing-mode="rl-tb"/>
      <style:text-properties officeooo:rsid="02828e85" officeooo:paragraph-rsid="02828e85"/>
    </style:style>
    <style:style style:name="P43" style:family="paragraph" style:parent-style-name="Standard">
      <style:paragraph-properties fo:text-align="end" style:justify-single-word="false" style:writing-mode="rl-tb"/>
      <style:text-properties officeooo:rsid="02841f63" officeooo:paragraph-rsid="02841f63"/>
    </style:style>
    <style:style style:name="P44" style:family="paragraph" style:parent-style-name="Standard">
      <style:paragraph-properties fo:text-align="end" style:justify-single-word="false" style:writing-mode="rl-tb"/>
      <style:text-properties officeooo:rsid="028a31c8" officeooo:paragraph-rsid="028a31c8"/>
    </style:style>
    <style:style style:name="P45" style:family="paragraph" style:parent-style-name="Heading_20_2">
      <style:paragraph-properties fo:text-align="end" style:justify-single-word="false" style:writing-mode="rl-tb"/>
      <style:text-properties fo:font-style="normal" fo:font-weight="normal" officeooo:rsid="02156879" officeooo:paragraph-rsid="02156879" style:font-style-asian="normal" style:font-weight-asian="normal" style:font-style-complex="normal" style:font-weight-complex="normal"/>
    </style:style>
    <style:style style:name="P46" style:family="paragraph" style:parent-style-name="Heading_20_2">
      <style:paragraph-properties fo:text-align="end" style:justify-single-word="false" style:writing-mode="rl-tb"/>
      <style:text-properties officeooo:rsid="0270f5f8" officeooo:paragraph-rsid="0275a09e"/>
    </style:style>
    <style:style style:name="P47" style:family="paragraph" style:parent-style-name="Standard">
      <style:paragraph-properties fo:text-align="start" style:justify-single-word="false" style:writing-mode="lr-tb"/>
      <style:text-properties officeooo:rsid="02147f44" officeooo:paragraph-rsid="021a0f80"/>
    </style:style>
    <style:style style:name="P48" style:family="paragraph" style:parent-style-name="Standard">
      <style:paragraph-properties fo:text-align="start" style:justify-single-word="false" style:writing-mode="lr-tb"/>
      <style:text-properties officeooo:paragraph-rsid="0270f5f8"/>
    </style:style>
    <style:style style:name="P49" style:family="paragraph" style:parent-style-name="Standard">
      <style:paragraph-properties fo:text-align="start" style:justify-single-word="false" style:writing-mode="lr-tb"/>
      <style:text-properties fo:font-weight="normal" officeooo:rsid="0248d565" officeooo:paragraph-rsid="0248d565" style:font-weight-asian="normal" style:font-weight-complex="normal"/>
    </style:style>
    <style:style style:name="P50" style:family="paragraph" style:parent-style-name="Standard">
      <style:paragraph-properties fo:text-align="start" style:justify-single-word="false" style:writing-mode="lr-tb"/>
      <style:text-properties officeooo:rsid="0263e2f8" officeooo:paragraph-rsid="02645ff9"/>
    </style:style>
    <style:style style:name="P51" style:family="paragraph" style:parent-style-name="Standard">
      <style:paragraph-properties fo:text-align="start" style:justify-single-word="false" style:writing-mode="lr-tb"/>
      <style:text-properties officeooo:rsid="026c94d8" officeooo:paragraph-rsid="026c94d8"/>
    </style:style>
    <style:style style:name="P52" style:family="paragraph" style:parent-style-name="Standard">
      <style:paragraph-properties fo:text-align="start" style:justify-single-word="false" style:writing-mode="lr-tb"/>
      <style:text-properties officeooo:rsid="027472ca" officeooo:paragraph-rsid="027472ca"/>
    </style:style>
    <style:style style:name="P53" style:family="paragraph" style:parent-style-name="Standard">
      <style:paragraph-properties fo:text-align="start" style:justify-single-word="false" style:writing-mode="lr-tb"/>
      <style:text-properties officeooo:rsid="027d0323" officeooo:paragraph-rsid="027d0323"/>
    </style:style>
    <style:style style:name="P54" style:family="paragraph" style:parent-style-name="Standard">
      <style:paragraph-properties fo:text-align="start" style:justify-single-word="false" style:writing-mode="lr-tb"/>
      <style:text-properties style:font-name="Monospace" fo:font-size="12pt" officeooo:rsid="025db0cc" officeooo:paragraph-rsid="025db0cc" style:font-size-asian="12pt"/>
    </style:style>
    <style:style style:name="P55" style:family="paragraph" style:parent-style-name="Standard">
      <style:paragraph-properties fo:text-align="start" style:justify-single-word="false" style:writing-mode="lr-tb"/>
      <style:text-properties style:font-name="Monospace" fo:font-size="12pt" officeooo:rsid="02608c62" officeooo:paragraph-rsid="02608c62" style:font-size-asian="12pt"/>
    </style:style>
    <style:style style:name="P56" style:family="paragraph" style:parent-style-name="Standard">
      <style:paragraph-properties fo:text-align="start" style:justify-single-word="false" style:writing-mode="lr-tb"/>
      <style:text-properties style:font-name="Monospace" fo:font-size="12pt" officeooo:rsid="02608c62" officeooo:paragraph-rsid="02641e3a" style:font-size-asian="12pt"/>
    </style:style>
    <style:style style:name="P57" style:family="paragraph" style:parent-style-name="Standard">
      <style:paragraph-properties fo:text-align="start" style:justify-single-word="false" style:writing-mode="lr-tb"/>
      <style:text-properties style:font-name="Monospace" fo:font-size="12pt" officeooo:paragraph-rsid="02645ff9" style:font-size-asian="12pt"/>
    </style:style>
    <style:style style:name="P58" style:family="paragraph" style:parent-style-name="Standard">
      <style:paragraph-properties fo:text-align="start" style:justify-single-word="false" style:writing-mode="lr-tb"/>
      <style:text-properties style:font-name="Monospace" fo:font-size="12pt" officeooo:rsid="0263e2f8" officeooo:paragraph-rsid="02645ff9" style:font-size-asian="12pt"/>
    </style:style>
    <style:style style:name="P59" style:family="paragraph" style:parent-style-name="Standard">
      <style:paragraph-properties fo:text-align="start" style:justify-single-word="false" style:writing-mode="lr-tb"/>
      <style:text-properties style:font-name="Monospace" fo:font-size="12pt" officeooo:rsid="0270f5f8" officeooo:paragraph-rsid="0270f5f8" style:font-size-asian="12pt"/>
    </style:style>
    <style:style style:name="P60" style:family="paragraph" style:parent-style-name="Standard">
      <style:paragraph-properties fo:text-align="start" style:justify-single-word="false" style:writing-mode="lr-tb"/>
      <style:text-properties style:font-name="Monospace" fo:font-size="12pt" officeooo:rsid="027538fb" officeooo:paragraph-rsid="027538fb" style:font-size-asian="12pt"/>
    </style:style>
    <style:style style:name="P61" style:family="paragraph" style:parent-style-name="Standard">
      <style:paragraph-properties fo:text-align="start" style:justify-single-word="false" style:writing-mode="lr-tb"/>
      <style:text-properties style:font-name="Monospace" fo:font-size="12pt" officeooo:rsid="0276f380" officeooo:paragraph-rsid="0276f380" style:font-size-asian="12pt"/>
    </style:style>
    <style:style style:name="P62" style:family="paragraph" style:parent-style-name="Standard">
      <style:paragraph-properties fo:text-align="start" style:justify-single-word="false" style:writing-mode="lr-tb"/>
      <style:text-properties style:font-name="Monospace" fo:font-size="12pt" officeooo:rsid="027a604c" officeooo:paragraph-rsid="027a604c" style:font-size-asian="12pt"/>
    </style:style>
    <style:style style:name="P63" style:family="paragraph" style:parent-style-name="Text_20_body">
      <style:paragraph-properties fo:text-align="start" style:justify-single-word="false" style:writing-mode="lr-tb"/>
      <style:text-properties officeooo:rsid="02132a87" officeooo:paragraph-rsid="02132a87"/>
    </style:style>
    <style:style style:name="P64" style:family="paragraph" style:parent-style-name="Text_20_body">
      <style:paragraph-properties fo:text-align="start" style:justify-single-word="false" style:writing-mode="lr-tb"/>
      <style:text-properties fo:color="#000000" style:font-name="Monospace" fo:font-size="12pt" officeooo:rsid="021a0f80" officeooo:paragraph-rsid="021a0f80" style:font-size-asian="12pt"/>
    </style:style>
    <style:style style:name="P65" style:family="paragraph" style:parent-style-name="Text_20_body">
      <style:paragraph-properties fo:text-align="start" style:justify-single-word="false" style:writing-mode="lr-tb"/>
      <style:text-properties officeooo:rsid="021a0f80" officeooo:paragraph-rsid="021a0f80"/>
    </style:style>
    <style:style style:name="P66" style:family="paragraph" style:parent-style-name="Text_20_body">
      <style:paragraph-properties fo:text-align="start" style:justify-single-word="false" style:writing-mode="lr-tb"/>
      <style:text-properties officeooo:rsid="025416ae" officeooo:paragraph-rsid="025416ae"/>
    </style:style>
    <style:style style:name="P67" style:family="paragraph" style:parent-style-name="Text_20_body">
      <style:paragraph-properties fo:text-align="start" style:justify-single-word="false" style:writing-mode="lr-tb"/>
      <style:text-properties officeooo:rsid="026c94d8" officeooo:paragraph-rsid="026c94d8"/>
    </style:style>
    <style:style style:name="P68" style:family="paragraph" style:parent-style-name="Text_20_body">
      <style:paragraph-properties fo:text-align="start" style:justify-single-word="false" style:writing-mode="lr-tb"/>
      <style:text-properties fo:font-weight="normal" officeooo:rsid="025416ae" officeooo:paragraph-rsid="025416ae" style:font-weight-asian="normal" style:font-weight-complex="normal"/>
    </style:style>
    <style:style style:name="P69" style:family="paragraph" style:parent-style-name="Text_20_body">
      <style:paragraph-properties fo:text-align="start" style:justify-single-word="false" style:writing-mode="lr-tb"/>
      <style:text-properties officeooo:rsid="0270f5f8" officeooo:paragraph-rsid="0270f5f8"/>
    </style:style>
    <style:style style:name="P70" style:family="paragraph" style:parent-style-name="Text_20_body">
      <style:text-properties officeooo:rsid="02023301" officeooo:paragraph-rsid="02023301"/>
    </style:style>
    <style:style style:name="P71" style:family="paragraph" style:parent-style-name="Text_20_body">
      <style:text-properties officeooo:rsid="0203ecad" officeooo:paragraph-rsid="0203ecad"/>
    </style:style>
    <style:style style:name="P72" style:family="paragraph" style:parent-style-name="Text_20_body">
      <style:text-properties officeooo:rsid="02085dc4" officeooo:paragraph-rsid="02085dc4"/>
    </style:style>
    <style:style style:name="P73" style:family="paragraph" style:parent-style-name="Text_20_body">
      <style:text-properties officeooo:rsid="020d146c" officeooo:paragraph-rsid="0212df3e"/>
    </style:style>
    <style:style style:name="P74" style:family="paragraph" style:parent-style-name="Text_20_body">
      <style:text-properties officeooo:rsid="024f873e" officeooo:paragraph-rsid="024f873e"/>
    </style:style>
    <style:style style:name="P75" style:family="paragraph" style:parent-style-name="Text_20_body">
      <style:text-properties officeooo:rsid="024f873e" officeooo:paragraph-rsid="024fbd87"/>
    </style:style>
    <style:style style:name="P76" style:family="paragraph" style:parent-style-name="Text_20_body">
      <style:text-properties officeooo:rsid="024fbd87" officeooo:paragraph-rsid="0250cc77"/>
    </style:style>
    <style:style style:name="P77" style:family="paragraph" style:parent-style-name="Text_20_body">
      <style:text-properties officeooo:rsid="0251715a" officeooo:paragraph-rsid="0251715a"/>
    </style:style>
    <style:style style:name="P78" style:family="paragraph" style:parent-style-name="Text_20_body">
      <style:text-properties officeooo:rsid="0252d6d5" officeooo:paragraph-rsid="0252d6d5"/>
    </style:style>
    <style:style style:name="P79" style:family="paragraph" style:parent-style-name="Text_20_body">
      <style:text-properties officeooo:rsid="025416ae" officeooo:paragraph-rsid="025416ae"/>
    </style:style>
    <style:style style:name="P80" style:family="paragraph" style:parent-style-name="Text_20_body">
      <style:text-properties officeooo:rsid="02645ff9" officeooo:paragraph-rsid="02645ff9"/>
    </style:style>
    <style:style style:name="P81" style:family="paragraph" style:parent-style-name="Text_20_body">
      <style:text-properties officeooo:rsid="026966b1" officeooo:paragraph-rsid="026966b1"/>
    </style:style>
    <style:style style:name="P82" style:family="paragraph" style:parent-style-name="Text_20_body">
      <style:text-properties officeooo:rsid="026c94d8" officeooo:paragraph-rsid="026c94d8"/>
    </style:style>
    <style:style style:name="P83" style:family="paragraph" style:parent-style-name="Text_20_body">
      <style:text-properties officeooo:rsid="0270f5f8" officeooo:paragraph-rsid="0270f5f8"/>
    </style:style>
    <style:style style:name="P84" style:family="paragraph" style:parent-style-name="Text_20_body">
      <style:text-properties officeooo:rsid="024ce7be" officeooo:paragraph-rsid="024cc526"/>
    </style:style>
    <style:style style:name="P85"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86" style:family="paragraph" style:parent-style-name="Standard">
      <style:paragraph-properties fo:margin-left="0in" fo:margin-right="0in" fo:text-align="start" style:justify-single-word="false" fo:text-indent="0in" style:auto-text-indent="false" style:writing-mode="lr-tb"/>
    </style:style>
    <style:style style:name="P87" style:family="paragraph" style:parent-style-name="Standard">
      <style:paragraph-properties fo:margin-left="0in" fo:margin-right="0in" fo:text-align="start" style:justify-single-word="false" fo:text-indent="0in" style:auto-text-indent="false" style:writing-mode="lr-tb"/>
      <style:text-properties style:font-name="Monospace" fo:font-size="12pt" style:font-size-asian="12pt"/>
    </style:style>
    <style:style style:name="P88"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41e3a" style:font-size-asian="12pt"/>
    </style:style>
    <style:style style:name="P89"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45ff9" style:font-size-asian="12pt"/>
    </style:style>
    <style:style style:name="P90"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68a457" style:font-size-asian="12pt"/>
    </style:style>
    <style:style style:name="P91"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paragraph-rsid="028e933d" style:font-size-asian="12pt"/>
    </style:style>
    <style:style style:name="P92" style:family="paragraph" style:parent-style-name="Standard">
      <style:paragraph-properties fo:margin-left="0in" fo:margin-right="0in" fo:text-align="end" style:justify-single-word="false" fo:text-indent="0in" style:auto-text-indent="false" style:writing-mode="rl-tb"/>
      <style:text-properties officeooo:rsid="023460cc" officeooo:paragraph-rsid="023460cc"/>
    </style:style>
    <style:style style:name="P93" style:family="paragraph" style:parent-style-name="Standard">
      <style:paragraph-properties fo:margin-left="0in" fo:margin-right="0in" fo:text-align="end" style:justify-single-word="false" fo:text-indent="0in" style:auto-text-indent="false" style:writing-mode="rl-tb"/>
      <style:text-properties officeooo:rsid="023644b7" officeooo:paragraph-rsid="023644b7"/>
    </style:style>
    <style:style style:name="P94" style:family="paragraph" style:parent-style-name="Standard">
      <style:paragraph-properties fo:margin-left="0in" fo:margin-right="0in" fo:text-align="end" style:justify-single-word="false" fo:text-indent="0in" style:auto-text-indent="false" style:writing-mode="rl-tb"/>
      <style:text-properties officeooo:rsid="02399622" officeooo:paragraph-rsid="02399622"/>
    </style:style>
    <style:style style:name="P9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26c82" officeooo:paragraph-rsid="02326c82" style:font-size-asian="12pt"/>
    </style:style>
    <style:style style:name="P9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37be2" officeooo:paragraph-rsid="02337be2" style:font-size-asian="12pt"/>
    </style:style>
    <style:style style:name="P9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a8051" officeooo:paragraph-rsid="02399622" style:font-size-asian="12pt"/>
    </style:style>
    <style:style style:name="P9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3f05f3" officeooo:paragraph-rsid="02418ad8" style:font-size-asian="12pt"/>
    </style:style>
    <style:style style:name="P9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88548d" officeooo:paragraph-rsid="0288548d" fo:background-color="#ffff00" style:font-size-asian="12pt"/>
    </style:style>
    <style:style style:name="P100" style:family="paragraph" style:parent-style-name="Standard">
      <style:paragraph-properties fo:margin-left="0in" fo:margin-right="0in" fo:text-align="end" style:justify-single-word="false" fo:text-indent="0in" style:auto-text-indent="false" style:writing-mode="rl-tb"/>
      <style:text-properties officeooo:rsid="023e5edc" officeooo:paragraph-rsid="0287e1d5"/>
    </style:style>
    <style:style style:name="P101"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4ce7be" style:font-size-asian="12pt" style:font-style-asian="normal" style:font-weight-asian="normal" style:font-style-complex="normal" style:font-weight-complex="normal"/>
    </style:style>
    <style:style style:name="P102"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e7be" officeooo:paragraph-rsid="02581408" style:font-size-asian="12pt" style:font-style-asian="normal" style:font-weight-asian="normal" style:font-style-complex="normal" style:font-weight-complex="normal"/>
    </style:style>
    <style:style style:name="P103"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4cc526" officeooo:paragraph-rsid="02418ad8" style:font-size-asian="12pt" style:font-style-asian="normal" style:font-weight-asian="normal" style:font-style-complex="normal" style:font-weight-complex="normal"/>
    </style:style>
    <style:style style:name="P104" style:family="paragraph" style:parent-style-name="Heading_20_2">
      <style:paragraph-properties fo:margin-left="0in" fo:margin-right="0in" fo:text-align="end" style:justify-single-word="false" fo:text-indent="0in" style:auto-text-indent="false" style:writing-mode="rl-tb"/>
      <style:text-properties fo:color="#000000" style:font-name="Monospace" fo:font-size="12pt" fo:font-style="normal" fo:font-weight="normal" officeooo:rsid="02580827" officeooo:paragraph-rsid="0263e2f8" style:font-size-asian="12pt" style:font-style-asian="normal" style:font-weight-asian="normal" style:font-style-complex="normal" style:font-weight-complex="normal"/>
    </style:style>
    <style:style style:name="P105" style:family="paragraph" style:parent-style-name="Standard">
      <style:text-properties officeooo:rsid="0276f380" officeooo:paragraph-rsid="0276f380"/>
    </style:style>
    <style:style style:name="P106" style:family="paragraph" style:parent-style-name="Standard">
      <style:paragraph-properties fo:text-align="end" style:justify-single-word="false" fo:padding="0.0291in" fo:border-left="none" fo:border-right="none" fo:border-top="none" fo:border-bottom="0.06pt solid #000000" style:writing-mode="rl-tb" style:join-border="false"/>
      <style:text-properties officeooo:rsid="027d0323" officeooo:paragraph-rsid="027d0323"/>
    </style:style>
    <style:style style:name="P107" style:family="paragraph" style:parent-style-name="Standard" style:list-style-name="L3">
      <style:paragraph-properties fo:text-align="end" style:justify-single-word="false" style:writing-mode="rl-tb"/>
      <style:text-properties fo:color="#000000" style:font-name="Monospace" fo:font-size="12pt" officeooo:rsid="0288548d" officeooo:paragraph-rsid="0288548d" fo:background-color="#ffff00" style:font-size-asian="12pt"/>
    </style:style>
    <style:style style:name="P108" style:family="paragraph" style:parent-style-name="Standard" style:list-style-name="L3">
      <style:paragraph-properties fo:text-align="end" style:justify-single-word="false" style:writing-mode="rl-tb"/>
      <style:text-properties officeooo:rsid="0288548d" officeooo:paragraph-rsid="0288548d"/>
    </style:style>
    <style:style style:name="P109" style:family="paragraph" style:parent-style-name="Standard" style:list-style-name="L4">
      <style:paragraph-properties fo:text-align="end" style:justify-single-word="false" style:writing-mode="rl-tb"/>
      <style:text-properties officeooo:rsid="024476fc" officeooo:paragraph-rsid="024476fc"/>
    </style:style>
    <style:style style:name="P110" style:family="paragraph" style:parent-style-name="Standard">
      <style:paragraph-properties fo:text-align="end" style:justify-single-word="false" style:writing-mode="rl-tb"/>
      <style:text-properties officeooo:rsid="02841f63" officeooo:paragraph-rsid="02841f63"/>
    </style:style>
    <style:style style:name="P111" style:family="paragraph" style:parent-style-name="Standard">
      <style:paragraph-properties fo:text-align="end" style:justify-single-word="false" style:writing-mode="rl-tb"/>
      <style:text-properties officeooo:rsid="029b2f47" officeooo:paragraph-rsid="029b2f47"/>
    </style:style>
    <style:style style:name="P112" style:family="paragraph" style:parent-style-name="Standard">
      <style:paragraph-properties fo:text-align="end" style:justify-single-word="false" style:writing-mode="rl-tb"/>
      <style:text-properties officeooo:rsid="029b2f47" officeooo:paragraph-rsid="029b2f47" fo:background-color="#ffff00"/>
    </style:style>
    <style:style style:name="P113" style:family="paragraph" style:parent-style-name="Heading_20_1">
      <style:text-properties officeooo:rsid="02023301" officeooo:paragraph-rsid="02023301"/>
    </style:style>
    <style:style style:name="P114" style:family="paragraph" style:parent-style-name="Text_20_body" style:list-style-name="L1">
      <style:text-properties officeooo:rsid="02073c2d" officeooo:paragraph-rsid="02073c2d"/>
    </style:style>
    <style:style style:name="P115" style:family="paragraph" style:parent-style-name="Text_20_body" style:list-style-name="L2">
      <style:text-properties fo:font-style="normal" officeooo:rsid="0209d3ab" officeooo:paragraph-rsid="0209d3ab" style:font-style-asian="normal" style:font-style-complex="normal"/>
    </style:style>
    <style:style style:name="P116" style:family="paragraph" style:parent-style-name="Text_20_body" style:list-style-name="L2">
      <style:text-properties fo:font-style="normal" fo:font-weight="normal" officeooo:rsid="0209e813" officeooo:paragraph-rsid="0209e813" style:font-style-asian="normal" style:font-weight-asian="normal" style:font-style-complex="normal" style:font-weight-complex="normal"/>
    </style:style>
    <style:style style:name="P117" style:family="paragraph" style:parent-style-name="Text_20_body" style:list-style-name="L2">
      <style:text-properties officeooo:rsid="0209d3ab" officeooo:paragraph-rsid="0209e813"/>
    </style:style>
    <style:style style:name="P118" style:family="paragraph" style:parent-style-name="Text_20_body" style:list-style-name="L5">
      <style:text-properties officeooo:rsid="0250cc77" officeooo:paragraph-rsid="02516f8a"/>
    </style:style>
    <style:style style:name="P119" style:family="paragraph" style:parent-style-name="Text_20_body" style:list-style-name="L5">
      <style:text-properties fo:font-weight="normal" officeooo:rsid="0250cc77" officeooo:paragraph-rsid="02516f8a" style:font-weight-asian="normal" style:font-weight-complex="normal"/>
    </style:style>
    <style:style style:name="P120" style:family="paragraph" style:parent-style-name="Text_20_body" style:list-style-name="L6">
      <style:text-properties officeooo:rsid="0252d6d5" officeooo:paragraph-rsid="0252d6d5"/>
    </style:style>
    <style:style style:name="P121" style:family="paragraph" style:parent-style-name="Text_20_body">
      <style:paragraph-properties fo:text-align="end" style:justify-single-word="false" style:writing-mode="rl-tb"/>
      <style:text-properties officeooo:paragraph-rsid="0294b2b9"/>
    </style:style>
    <style:style style:name="T1" style:family="text">
      <style:text-properties fo:font-weight="bold" style:font-weight-asian="bold" style:font-weight-complex="bold"/>
    </style:style>
    <style:style style:name="T2" style:family="text">
      <style:text-properties fo:font-weight="bold" officeooo:rsid="02189179"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2189179" style:font-weight-asian="normal" style:font-weight-complex="normal"/>
    </style:style>
    <style:style style:name="T6" style:family="text">
      <style:text-properties fo:font-weight="normal" officeooo:rsid="0254a55f" style:font-weight-asian="normal" style:font-weight-complex="normal"/>
    </style:style>
    <style:style style:name="T7" style:family="text">
      <style:text-properties fo:font-weight="normal" officeooo:rsid="02580827" style:font-weight-asian="normal" style:font-weight-complex="normal"/>
    </style:style>
    <style:style style:name="T8" style:family="text">
      <style:text-properties fo:font-weight="normal" officeooo:rsid="02581408" style:font-weight-asian="normal" style:font-weight-complex="normal"/>
    </style:style>
    <style:style style:name="T9" style:family="text">
      <style:text-properties officeooo:rsid="0203ecad"/>
    </style:style>
    <style:style style:name="T10" style:family="text">
      <style:text-properties officeooo:rsid="02073c2d"/>
    </style:style>
    <style:style style:name="T11" style:family="text">
      <style:text-properties fo:font-style="italic" style:font-style-asian="italic" style:font-style-complex="italic"/>
    </style:style>
    <style:style style:name="T12" style:family="text">
      <style:text-properties fo:font-style="italic" officeooo:rsid="02073c2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2073c2d" style:font-style-asian="normal" style:font-style-complex="normal"/>
    </style:style>
    <style:style style:name="T15" style:family="text">
      <style:text-properties fo:font-style="normal" officeooo:rsid="02085dc4" style:font-style-asian="normal" style:font-style-complex="normal"/>
    </style:style>
    <style:style style:name="T16" style:family="text">
      <style:text-properties fo:font-style="normal" officeooo:rsid="0209d3ab" style:font-style-asian="normal" style:font-style-complex="normal"/>
    </style:style>
    <style:style style:name="T17" style:family="text">
      <style:text-properties fo:font-style="normal" officeooo:rsid="0209e813" style:font-style-asian="normal" style:font-style-complex="normal"/>
    </style:style>
    <style:style style:name="T18" style:family="text">
      <style:text-properties fo:font-style="normal" officeooo:rsid="020e2a17"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209e813" style:font-style-asian="normal" style:font-weight-asian="normal" style:font-style-complex="normal" style:font-weight-complex="normal"/>
    </style:style>
    <style:style style:name="T21" style:family="text">
      <style:text-properties officeooo:rsid="020f3a67"/>
    </style:style>
    <style:style style:name="T22" style:family="text">
      <style:text-properties officeooo:rsid="02113a49"/>
    </style:style>
    <style:style style:name="T23" style:family="text">
      <style:text-properties officeooo:rsid="02147f44"/>
    </style:style>
    <style:style style:name="T24" style:family="text">
      <style:text-properties fo:color="#000000" style:font-name="Monospace" fo:font-size="12pt" style:font-size-asian="12pt"/>
    </style:style>
    <style:style style:name="T25" style:family="text">
      <style:text-properties fo:color="#000000" style:font-name="Monospace" fo:font-size="12pt" officeooo:rsid="02189179" style:font-size-asian="12pt"/>
    </style:style>
    <style:style style:name="T26" style:family="text">
      <style:text-properties fo:color="#000000" style:font-name="Monospace" fo:font-size="12pt" officeooo:rsid="021a0f80" style:font-size-asian="12pt"/>
    </style:style>
    <style:style style:name="T27" style:family="text">
      <style:text-properties fo:color="#000000" style:font-name="Monospace" fo:font-size="12pt" officeooo:rsid="021b946c" style:font-size-asian="12pt"/>
    </style:style>
    <style:style style:name="T28" style:family="text">
      <style:text-properties fo:color="#000000" style:font-name="Monospace" fo:font-size="12pt" officeooo:rsid="02298a79" style:font-size-asian="12pt"/>
    </style:style>
    <style:style style:name="T29" style:family="text">
      <style:text-properties fo:color="#000000" style:font-name="Monospace" fo:font-size="12pt" officeooo:rsid="0234d6bf" style:font-size-asian="12pt"/>
    </style:style>
    <style:style style:name="T30" style:family="text">
      <style:text-properties fo:color="#000000" style:font-name="Monospace" fo:font-size="12pt" officeooo:rsid="023644b7" style:font-size-asian="12pt"/>
    </style:style>
    <style:style style:name="T31" style:family="text">
      <style:text-properties fo:color="#000000" style:font-name="Monospace" fo:font-size="12pt" officeooo:rsid="02375f54" style:font-size-asian="12pt"/>
    </style:style>
    <style:style style:name="T32" style:family="text">
      <style:text-properties fo:color="#000000" style:font-name="Monospace" fo:font-size="12pt" officeooo:rsid="023937d2" style:font-size-asian="12pt"/>
    </style:style>
    <style:style style:name="T33" style:family="text">
      <style:text-properties fo:color="#000000" style:font-name="Monospace" fo:font-size="12pt" officeooo:rsid="02399622" style:font-size-asian="12pt"/>
    </style:style>
    <style:style style:name="T34" style:family="text">
      <style:text-properties fo:color="#000000" style:font-name="Monospace" fo:font-size="12pt" officeooo:rsid="023a8051" style:font-size-asian="12pt"/>
    </style:style>
    <style:style style:name="T35" style:family="text">
      <style:text-properties fo:color="#000000" style:font-name="Monospace" fo:font-size="12pt" officeooo:rsid="023c60cf" style:font-size-asian="12pt"/>
    </style:style>
    <style:style style:name="T36" style:family="text">
      <style:text-properties fo:color="#000000" style:font-name="Monospace" fo:font-size="12pt" officeooo:rsid="023f05f3" style:font-size-asian="12pt"/>
    </style:style>
    <style:style style:name="T37" style:family="text">
      <style:text-properties fo:color="#000000" style:font-name="Monospace" fo:font-size="12pt" officeooo:rsid="0240812b" style:font-size-asian="12pt"/>
    </style:style>
    <style:style style:name="T38" style:family="text">
      <style:text-properties fo:color="#000000" style:font-name="Monospace" fo:font-size="12pt" officeooo:rsid="02418ad8" style:font-size-asian="12pt"/>
    </style:style>
    <style:style style:name="T39" style:family="text">
      <style:text-properties fo:color="#000000" style:font-name="Monospace" fo:font-size="12pt" officeooo:rsid="0241f73e" style:font-size-asian="12pt"/>
    </style:style>
    <style:style style:name="T40" style:family="text">
      <style:text-properties fo:color="#000000" style:font-name="Monospace" fo:font-size="12pt" officeooo:rsid="0287903c" style:font-size-asian="12pt"/>
    </style:style>
    <style:style style:name="T41" style:family="text">
      <style:text-properties fo:color="#000000" style:font-name="Monospace" fo:font-size="12pt" fo:background-color="#d4d4d4" loext:char-shading-value="0" style:font-size-asian="12pt"/>
    </style:style>
    <style:style style:name="T42" style:family="text">
      <style:text-properties fo:color="#000000" style:font-name="Monospace" fo:font-size="12pt" fo:font-style="normal" fo:font-weight="normal" officeooo:rsid="02173ec2" fo:background-color="#e8f2fe" loext:char-shading-value="0" style:font-size-asian="12pt" style:font-style-asian="normal" style:font-weight-asian="normal" style:font-style-complex="normal" style:font-weight-complex="normal"/>
    </style:style>
    <style:style style:name="T43" style:family="text">
      <style:text-properties fo:color="#000000" style:font-name="Monospace" fo:font-size="12pt" fo:font-style="normal" fo:font-weight="normal" officeooo:rsid="02580827" style:font-size-asian="12pt" style:font-style-asian="normal" style:font-weight-asian="normal" style:font-style-complex="normal" style:font-weight-complex="normal"/>
    </style:style>
    <style:style style:name="T44" style:family="text">
      <style:text-properties fo:color="#000000" style:font-name="Monospace" fo:font-size="12pt" fo:font-style="normal" fo:font-weight="normal" officeooo:rsid="026c94d8" style:font-size-asian="12pt" style:font-style-asian="normal" style:font-weight-asian="normal" style:font-style-complex="normal" style:font-weight-complex="normal"/>
    </style:style>
    <style:style style:name="T45" style:family="text">
      <style:text-properties fo:color="#000000" style:font-name="Monospace" fo:font-size="12pt" fo:font-style="normal" fo:font-weight="normal" officeooo:rsid="0275a09e" style:font-size-asian="12pt" style:font-style-asian="normal" style:font-weight-asian="normal" style:font-style-complex="normal" style:font-weight-complex="normal"/>
    </style:style>
    <style:style style:name="T46" style:family="text">
      <style:text-properties fo:color="#000000" style:font-name="Monospace" fo:font-size="12pt" fo:font-style="italic" style:font-size-asian="12pt" style:font-style-asian="italic"/>
    </style:style>
    <style:style style:name="T47" style:family="text">
      <style:text-properties fo:color="#000000" style:font-name="Monospace" fo:font-size="12pt" fo:background-color="#ffff00" loext:char-shading-value="0" style:font-size-asian="12pt"/>
    </style:style>
    <style:style style:name="T48" style:family="text">
      <style:text-properties fo:color="#000000" style:font-name="Monospace" fo:font-size="12pt" officeooo:rsid="0288548d" fo:background-color="#ffff00" loext:char-shading-value="0" style:font-size-asian="12pt"/>
    </style:style>
    <style:style style:name="T49" style:family="text">
      <style:text-properties fo:color="#6a3e3e"/>
    </style:style>
    <style:style style:name="T50" style:family="text">
      <style:text-properties fo:color="#6a3e3e" style:font-name="Monospace" fo:font-size="12pt" style:font-size-asian="12pt"/>
    </style:style>
    <style:style style:name="T51" style:family="text">
      <style:text-properties fo:color="#6a3e3e" style:font-name="Monospace" fo:font-size="12pt" officeooo:rsid="0219f6bf" style:font-size-asian="12pt"/>
    </style:style>
    <style:style style:name="T52" style:family="text">
      <style:text-properties fo:color="#7f0055" style:font-name="Monospace" fo:font-size="12pt" fo:font-weight="bold" style:font-size-asian="12pt" style:font-weight-asian="bold"/>
    </style:style>
    <style:style style:name="T53" style:family="text">
      <style:text-properties fo:color="#2a00ff"/>
    </style:style>
    <style:style style:name="T54" style:family="text">
      <style:text-properties fo:color="#2a00ff" style:font-name="Monospace" fo:font-size="12pt" style:font-size-asian="12pt"/>
    </style:style>
    <style:style style:name="T55" style:family="text">
      <style:text-properties fo:color="#0000c0" style:font-name="Monospace" fo:font-size="12pt" fo:font-style="italic" fo:font-weight="bold" style:font-size-asian="12pt" style:font-style-asian="italic" style:font-weight-asian="bold"/>
    </style:style>
    <style:style style:name="T56" style:family="text">
      <style:text-properties officeooo:rsid="02189179"/>
    </style:style>
    <style:style style:name="T57" style:family="text">
      <style:text-properties officeooo:rsid="021f5bf8"/>
    </style:style>
    <style:style style:name="T58" style:family="text">
      <style:text-properties officeooo:rsid="0224b9a7"/>
    </style:style>
    <style:style style:name="T59" style:family="text">
      <style:text-properties officeooo:rsid="02283780"/>
    </style:style>
    <style:style style:name="T60" style:family="text">
      <style:text-properties officeooo:rsid="0244346d"/>
    </style:style>
    <style:style style:name="T61" style:family="text">
      <style:text-properties officeooo:rsid="0246657c"/>
    </style:style>
    <style:style style:name="T62" style:family="text">
      <style:text-properties officeooo:rsid="024fbd87"/>
    </style:style>
    <style:style style:name="T63" style:family="text">
      <style:text-properties officeooo:rsid="0250cc77"/>
    </style:style>
    <style:style style:name="T64" style:family="text">
      <style:text-properties officeooo:rsid="02569af1"/>
    </style:style>
    <style:style style:name="T65" style:family="text">
      <style:text-properties officeooo:rsid="02581408"/>
    </style:style>
    <style:style style:name="T66" style:family="text">
      <style:text-properties style:font-name="Monospace" fo:font-size="12pt" officeooo:rsid="0270f5f8" style:font-size-asian="12pt"/>
    </style:style>
    <style:style style:name="T67" style:family="text">
      <style:text-properties style:font-name="Monospace" fo:font-size="12pt" fo:background-color="#e8f2fe" loext:char-shading-value="0" style:font-size-asian="12pt"/>
    </style:style>
    <style:style style:name="T68" style:family="text">
      <style:text-properties officeooo:rsid="02608c62"/>
    </style:style>
    <style:style style:name="T69" style:family="text">
      <style:text-properties officeooo:rsid="0260d664"/>
    </style:style>
    <style:style style:name="T70" style:family="text">
      <style:text-properties officeooo:rsid="026331ff"/>
    </style:style>
    <style:style style:name="T71" style:family="text">
      <style:text-properties officeooo:rsid="0265d02a"/>
    </style:style>
    <style:style style:name="T72" style:family="text">
      <style:text-properties officeooo:rsid="026b0ddf"/>
    </style:style>
    <style:style style:name="T73" style:family="text">
      <style:text-properties officeooo:rsid="0270f5f8"/>
    </style:style>
    <style:style style:name="T74" style:family="text">
      <style:text-properties officeooo:rsid="027baf3d"/>
    </style:style>
    <style:style style:name="T75" style:family="text">
      <style:text-properties officeooo:rsid="027d0323"/>
    </style:style>
    <style:style style:name="T76" style:family="text">
      <style:text-properties officeooo:rsid="0280929c"/>
    </style:style>
    <style:style style:name="T77" style:family="text">
      <style:text-properties officeooo:rsid="027ec43a"/>
    </style:style>
    <style:style style:name="T78" style:family="text">
      <style:text-properties officeooo:rsid="02852957"/>
    </style:style>
    <style:style style:name="T79" style:family="text">
      <style:text-properties officeooo:rsid="0285a29f"/>
    </style:style>
    <style:style style:name="T80" style:family="text">
      <style:text-properties fo:background-color="#ffff00" loext:char-shading-value="0"/>
    </style:style>
    <style:style style:name="T81" style:family="text">
      <style:text-properties officeooo:rsid="028b60d2" fo:background-color="#ffff00" loext:char-shading-value="0"/>
    </style:style>
    <style:style style:name="T82" style:family="text">
      <style:text-properties officeooo:rsid="028a20a1"/>
    </style:style>
    <style:style style:name="T83" style:family="text">
      <style:text-properties officeooo:rsid="028e933d"/>
    </style:style>
    <style:style style:name="T84" style:family="text">
      <style:text-properties officeooo:rsid="028f3f58"/>
    </style:style>
    <style:style style:name="T85" style:family="text">
      <style:text-properties fo:color="#0000ff" style:font-name="Liberation Sans1" fo:font-size="36pt" fo:font-weight="bold" style:font-size-asian="36pt" style:font-weight-asian="bold"/>
    </style:style>
    <style:style style:name="T86" style:family="text">
      <style:text-properties fo:color="#0000ff" style:font-name="Liberation Sans1" fo:font-weight="bold" style:font-weight-asian="bold"/>
    </style:style>
    <style:style style:name="T87" style:family="text">
      <style:text-properties fo:color="#0000ff" style:font-name="Liberation Sans1" fo:font-size="12pt" fo:font-weight="bold" style:font-size-asian="12pt" style:font-weight-asian="bold" style:font-size-complex="12pt"/>
    </style:style>
    <style:style style:name="T88" style:family="text">
      <style:text-properties fo:font-size="36pt" style:font-size-asian="36pt"/>
    </style:style>
    <style:style style:name="T89" style:family="text">
      <style:text-properties fo:color="#009933" fo:font-size="36pt" fo:font-weight="bold" style:font-size-asian="36pt" style:font-weight-asian="bold"/>
    </style:style>
    <style:style style:name="T90" style:family="text">
      <style:text-properties fo:color="#009933" fo:font-weight="bold" style:font-weight-asian="bold"/>
    </style:style>
    <style:style style:name="T91" style:family="text">
      <style:text-properties fo:color="#009933" fo:font-size="12pt" fo:font-weight="bold" style:font-size-asian="12pt" style:font-weight-asian="bold" style:font-size-complex="12pt"/>
    </style:style>
    <style:style style:name="T92" style:family="text">
      <style:text-properties fo:color="#ff3300" fo:font-size="36pt" fo:font-weight="bold" style:font-size-asian="36pt" style:font-weight-asian="bold"/>
    </style:style>
    <style:style style:name="T93" style:family="text">
      <style:text-properties fo:color="#ff3300" fo:font-weight="bold" style:font-weight-asian="bold"/>
    </style:style>
    <style:style style:name="T94" style:family="text">
      <style:text-properties fo:color="#ff3300" fo:font-size="12pt" fo:font-weight="bold" style:font-size-asian="12pt" style:font-weight-asian="bold" style:font-size-complex="12pt"/>
    </style:style>
    <style:style style:name="T95" style:family="text">
      <style:text-properties fo:color="#ff3300" fo:font-size="12pt" fo:font-weight="bold" officeooo:rsid="0294b2b9" style:font-size-asian="12pt" style:font-weight-asian="bold" style:font-size-complex="12pt"/>
    </style:style>
    <style:style style:name="T96" style:family="text">
      <style:text-properties fo:font-size="12pt" style:font-size-asian="12pt" style:font-size-complex="12pt"/>
    </style:style>
    <style:style style:name="T97" style:family="text">
      <style:text-properties fo:font-size="12pt" officeooo:rsid="0224b9a7" style:font-size-asian="12pt" style:font-size-complex="12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8075in" fo:text-indent="-0.25in" fo:margin-left="2.8075in"/>
        </style:list-level-properties>
      </text:list-level-style-number>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ממשק משתמש גרפי</text:h>
      <text:p text:style-name="P70">כתבנו תוכנה, ואנחנו רוצים לאפשר למשתמשים שלנו לגשת אליה דרך ממשק-<text:span text:style-name="T9">משתמש </text:span>גרפי <text:span text:style-name="T9">(ממ”ג, GUI) </text:span>– עם טפסים, כפתורים, וכו’… איך עושים את זה?</text:p>
      <text:p text:style-name="P71">בג’אבה יש הרבה חבילות שמאפשרות לבנות ממ"ג – חבילות בשם awt, swing, processing, והחדשה ביותר נכון לעכשיו – javafx. <text:s text:c="2"/>כל החבילות הללו מאפשרות לבנות ממ"ג שהוא חלק מהתוכנה ויושב על אותו מחשב שהתוכנה יושבת עליו. </text:p>
      <text:p text:style-name="P71">אנחנו לא נלמד <text:span text:style-name="T10">על </text:span>אף אחת מהחבילות הללו; במקום זה, <text:s text:c="2"/>נלמד גישה אחרת לבניית ממ"ג – נלמד איך לבנות ממ"ג בנפרד מהתוכנה, <text:span text:style-name="T10">כ</text:span><text:span text:style-name="T12">אפליקציית לקוח-שרת (</text:span><text:span text:style-name="T14">client-server application). לאפליקציה כזאת יש שני חלקים נפרדים:</text:span></text:p>
      <text:list xml:id="list1394139821923123521" text:style-name="L1">
        <text:list-item>
          <text:p text:style-name="P114"><text:span text:style-name="T13">השָרָת (server) הוא התוכנה שמבצעת את כל החישובים מאחרי הקלעים </text:span><text:span text:style-name="T15">(ולכן נקרא גם back-end). </text:span><text:span text:style-name="T13"><text:s/>במקרה שלנו </text:span><text:span text:style-name="T15">השרת יהיה כתוב </text:span><text:span text:style-name="T13">בשפת ג’אבה.</text:span></text:p>
        </text:list-item>
        <text:list-item>
          <text:p text:style-name="P114"><text:span text:style-name="T13">הלָקוֹחַ (client) הוא הממ"ג – </text:span><text:span text:style-name="T15">הטפסים, הכפתורים והתפריטים הגלויים למשתמש (ולכן נקרא גם front-end). במקרה שלנו הלקוח יהיה כתוב בשפ</text:span><text:span text:style-name="T16">ו</text:span><text:span text:style-name="T15">ת html+javascript. </text:span></text:p>
        </text:list-item>
      </text:list>
      <text:p text:style-name="P72"><text:span text:style-name="T13">מדוע אנחנו מעדיפים להפריד את השרת מהלקוח? </text:span><text:span text:style-name="T17">משתי </text:span><text:span text:style-name="T16">סיבות:</text:span></text:p>
      <text:list xml:id="list8513646252889866041" text:style-name="L2">
        <text:list-item>
          <text:p text:style-name="P115">שפת ג’אבה טובה מאד לביצוע חישובים מהירים, אבל לא כל כך טובה לבניית ממ"ג. שפות html+javascript הרבה יותר מתאימות ונוחות לבניית ממ"ג. אנחנו מעדיפים להשתמש לכל מטרה בשפה המתאימה ביותר עבורה (זה כישרון חשוב למתכנתים באופן כללי – לשלוט בכמה שפות ולבחור את השפה המתאימה לכל משימה).</text:p>
        </text:list-item>
        <text:list-item>
          <text:p text:style-name="P117"><text:span text:style-name="T13">הפרדת השרת מהלקוח מאפשרת להריץ את הלקוח על מחשב מרוחק מהשרת. אנחנו נוכל להריץ את תוכנת השרת על מחשב באוניברסיטה (או במקום אחר), ואנשים יוכלו להתחבר אליה מהבית דרך </text:span><text:span text:style-name="T18">הרשת</text:span><text:span text:style-name="T13">.</text:span></text:p>
        </text:list-item>
        <text:list-item>
          <text:p text:style-name="P116">שפות html ו javascript רצות על כל דפדפן; היום כמעט בכל מחשב יש דפדפן, כך שכל אחד יכול להריץ ממ"ג שנכתב בשפות אלו, בלי שום צורך בהתקנת תוכנות חדשות.</text:p>
        </text:list-item>
      </text:list>
      <text:p text:style-name="Heading_20_2"><text:span text:style-name="T20">א</text:span><text:span text:style-name="T19">יך הלקוח יוצר קשר עם השרת?</text:span></text:p>
      <text:p text:style-name="P73">הבננו שהלקוח והשרת הם תוכנות נפרדות שיכולות לשבת גם על מחשבים נפרדים. אבל איך הם יוצרים קשר ביניהם? – דרך <text:span text:style-name="T21">הדפדפן</text:span>. <text:s/><text:span text:style-name="T22">כל דפדפן יכול ליצור קשר עם שרתים שנמצאים ברחבי הרשת. כשאנחנו כותבים כתובת של אתר-אינטרנט בשורת-הכתובת של הדפדפן, אנחנו למעשה מנחים אותו ליצור קשר עם שרת מרוחק. <text:s/>כתובת מהצורה:</text:span></text:p>
      <text:p text:style-name="P63">http://&lt;computer-<text:span text:style-name="T23">address</text:span>&gt;/<text:span text:style-name="T23">&lt;</text:span>path<text:span text:style-name="T23">&gt;?&lt;query&gt;</text:span></text:p>
      <text:p text:style-name="P10">מנחה את הדפדפן שלנו ליצור קשר עם מחשב שנמצא בכתובת &lt;computer-address&gt;, ולשלוח לו <text:span text:style-name="T58">את הבקשה &lt;path&gt;?&lt;query&gt;. החלוקה של הבקשה לשני חלקים - &lt;path&gt; ו-&lt;query&gt; - היא חלוקה לוגית לשם הנוחות והסדר בלבד</text:span>.</text:p>
      <text:p text:style-name="P121"><text:soft-page-break/><text:span text:style-name="T97">לדוגמה, הכתובת </text:span><text:a xlink:type="simple" xlink:href="http://tora.us.fm/tnk/find.php?q=abc" text:style-name="Internet_20_link" text:visited-style-name="Visited_20_Internet_20_Link"><text:span text:style-name="T87">http</text:span></text:a><text:a xlink:type="simple" xlink:href="http://tora.us.fm/tnk/find.php?q=abc" text:style-name="Internet_20_link" text:visited-style-name="Visited_20_Internet_20_Link"><text:span text:style-name="T96">://</text:span></text:a><text:a xlink:type="simple" xlink:href="http://tora.us.fm/tnk/find.php?q=abc" text:style-name="Internet_20_link" text:visited-style-name="Visited_20_Internet_20_Link"><text:span text:style-name="T91">tora.us.fm</text:span></text:a><text:a xlink:type="simple" xlink:href="http://tora.us.fm/tnk/find.php?q=abc" text:style-name="Internet_20_link" text:visited-style-name="Visited_20_Internet_20_Link"><text:span text:style-name="T96">/</text:span></text:a><text:a xlink:type="simple" xlink:href="http://tora.us.fm/tnk/find.php?q=abc" text:style-name="Internet_20_link" text:visited-style-name="Visited_20_Internet_20_Link"><text:span text:style-name="T94">tnk/find.php?q=abc</text:span></text:a><text:span text:style-name="T94"> </text:span><text:span text:style-name="T23">מנחה את הדפדפן לגשת למחשב ששמו tora.us.fm, ולשלוח לו את הבקשה המורכבת ממסלול tnk/find.php ומשאילתא q=abc. המחשב שנמצא בכתובת tora.us.fm יודע לבנות ולהחזיר את הדף המתאים לבקשה.</text:span></text:p>
      <text:p text:style-name="P45">איך בונים שרת?</text:p>
      <text:p text:style-name="P3">עכשיו נראה איך אנחנו יכולים לבנות שָרָת בעצמנו, בשפת ג’אבה. ישנן הרבה חבילות המאפשרות לבנות שרתים בג’אבה, כגון: tomcat, jetty, spark ועוד. אנחנו נראה כאן דרך שאינה דורשת שום התקנה של חבילה מיוחדת – נשתמש בחבילה <text:s/><text:span text:style-name="T42">com.sun.net.httpserver.HttpServer</text:span>.</text:p>
      <text:p text:style-name="P6">הקוד המלא נמצא <text:span text:style-name="T59">בתיקיית</text:span> דוגמאות הקוד, <text:span text:style-name="T59">src/lesson5</text:span>/ReversingServer.java. כאן נתאר רק את הפרטים העיקריים.</text:p>
      <text:p text:style-name="P4"><text:span text:style-name="T56">השלב הראשון הוא ליצור שרת חדש. לשם כך, אנחנו צריכים להגיד לו באיזו </text:span><text:span text:style-name="T2">שלוחה </text:span><text:span text:style-name="T5">(port) </text:span><text:span text:style-name="T56">להאזין. על כל מחשב יכולים לרוץ הרבה שרתים בו-זמנית, בתנאי שכל שרת מאזין לשלוחה אחרת. נניח שאנו רוצים שהשרת שלנו יאזין בשלוחה 8001. אז נאתחל את השרת ע"י:</text:span></text:p>
      <text:p text:style-name="P47"><text:span text:style-name="T24">HttpServer </text:span><text:span text:style-name="T50">server</text:span><text:span text:style-name="T24"> = HttpServer.</text:span><text:span text:style-name="T46">create</text:span><text:span text:style-name="T24">(</text:span><text:span text:style-name="T52">new</text:span><text:span text:style-name="T24"> </text:span></text:p>
      <text:p text:style-name="P47"><text:span text:style-name="T24">InetSocketAddress(</text:span><text:span text:style-name="T51">8001</text:span><text:span text:style-name="T24">), 0);</text:span></text:p>
      <text:p text:style-name="P7">עכשיו, כדי לגשת לשרת שלנו, יצטרכו לציין גם את כתובת המחשב וגם את השלוחה, באופן הבא:</text:p>
      <text:p text:style-name="P64">http://&lt;computer-address&gt;:8001</text:p>
      <text:p text:style-name="P8">הדבר דומה למשרד שיש לו מספר-טלפון ראשי אחד והרבה שלוחות.</text:p>
      <text:p text:style-name="P4"><text:span text:style-name="T26">השלב הבא הוא להגיד לשרת שלנו איך לטפל בבקשות.</text:span><text:span text:style-name="T25"> </text:span><text:span text:style-name="T26">כאמור, כשלקוח פונה לשרת, הוא שולח לו בקשה – הטקסט שנמצא אחרי שם המחשב (ומספר השלוחה) הוא הבקשה. <text:s text:c="2"/>כדוגמה ראשונה, נבנה שרת שמקבל בקשה שהיא מחרוזת, ומחזיר את המחרוזת ההפוכה. <text:s/>הלקוח יפנה לשרת שלנו באופן הבא:</text:span></text:p>
      <text:p text:style-name="P64">http://&lt;computer-address&gt;:8001/reverse?abc</text:p>
      <text:p text:style-name="P7">הבקשה היא הטקסט:</text:p>
      <text:p text:style-name="P65"><text:span text:style-name="T24">/</text:span><text:span text:style-name="T27">reverse?</text:span><text:span text:style-name="T28">abc</text:span></text:p>
      <text:p text:style-name="P9">הבקשה מחולקת לשני חלקים – מסלול /reverse ושאילתא abc.</text:p>
      <text:p text:style-name="P5"><text:span text:style-name="T26">א</text:span><text:span text:style-name="T24">נחנו נטפל בבקשה כך:</text:span><text:span text:style-name="T26"> </text:span></text:p>
      <text:p text:style-name="P85"><text:span text:style-name="T49">server</text:span>.createContext(<text:span text:style-name="T53">"/reverse"</text:span>, <text:span text:style-name="T49">request</text:span> -&gt; {</text:p>
      <text:p text:style-name="P86"><text:span text:style-name="T24"><text:s text:c="4"/>String </text:span><text:span text:style-name="T50">input</text:span><text:span text:style-name="T24"> = </text:span><text:span text:style-name="T50">request</text:span><text:span text:style-name="T24">.getRequestURI().getQuery();</text:span></text:p>
      <text:p text:style-name="P86"><text:span text:style-name="T24"><text:s text:c="4"/>String </text:span><text:span text:style-name="T50">output</text:span><text:span text:style-name="T24"> = </text:span><text:span text:style-name="T52">new</text:span><text:span text:style-name="T24"> StringBuilder(</text:span><text:span text:style-name="T50">input</text:span><text:span text:style-name="T24">).reverse().toString(); </text:span></text:p>
      <text:p text:style-name="P86"><text:span text:style-name="T24"><text:s text:c="4"/></text:span><text:span text:style-name="T50">request</text:span><text:span text:style-name="T24">.getResponseHeaders().set<text:line-break/><text:tab/><text:tab/>(</text:span><text:span text:style-name="T54">"Access-Control-Allow-Origin"</text:span><text:span text:style-name="T24">, </text:span><text:span text:style-name="T54">"*"</text:span><text:span text:style-name="T24">);</text:span></text:p>
      <text:p text:style-name="P86"><text:span text:style-name="T24"><text:s text:c="4"/></text:span><text:span text:style-name="T50">request</text:span><text:span text:style-name="T24">.getResponseHeaders().set<text:line-break/><text:tab/><text:tab/>(</text:span><text:span text:style-name="T54">"Content-Type"</text:span><text:span text:style-name="T24">, </text:span><text:span text:style-name="T54">"text/plain"</text:span><text:span text:style-name="T24">);</text:span></text:p>
      <text:p text:style-name="P86"><text:span text:style-name="T24"><text:s text:c="4"/></text:span><text:span text:style-name="T50">request</text:span><text:span text:style-name="T24">.sendResponseHeaders(200, 0);</text:span></text:p>
      <text:p text:style-name="P86"><text:span text:style-name="T24"><text:s text:c="4"/></text:span><text:span text:style-name="T52">try</text:span><text:span text:style-name="T24"> (OutputStream </text:span><text:span text:style-name="T50">os</text:span><text:span text:style-name="T24"> = </text:span><text:span text:style-name="T50">request</text:span><text:span text:style-name="T24">.</text:span><text:span text:style-name="T41">getResponseBody</text:span><text:span text:style-name="T24">()) {</text:span></text:p>
      <text:p text:style-name="P86"><text:span text:style-name="T24"><text:s text:c="8"/></text:span><text:span text:style-name="T50">os</text:span><text:span text:style-name="T24">.write(</text:span><text:span text:style-name="T50">output</text:span><text:span text:style-name="T24">.getBytes());</text:span></text:p>
      <text:p text:style-name="P85"><text:s text:c="4"/>}</text:p>
      <text:p text:style-name="P85">});</text:p>
      <text:p text:style-name="P95"><text:soft-page-break/>אנחנו אומרים לשרת ליצור הֶקְשֶר (context), כלומר, לקשר בין תחילית של מסלול (במקרה זה reverse) לבין פעולה כלשהי שתקרה כשמישהו יבקש מסלול שמתחיל כך. </text:p>
      <text:p text:style-name="P96">הפעולה מוגדרת בעזרת ממשק עם מתודה אחת; כפי שלמדנו באחד השיעורים הקודמים, ניתן לממש ממשק כזה ע"י ביטוי עם חץ (“ביטוי למדא"): לפני החץ נמצא הארגומנט (במקרה זה request) ואחרי החץ נמצא המימוש. </text:p>
      <text:p text:style-name="P96"/>
      <text:p text:style-name="P96">הארגומנט request מכיל בתוכו את כל פרטי הבקשה שנשלחה אלינו. כרגע אנחנו מתעניינים רק בשאילתא – query – החלק שאחרי ה"?”. זהו הקלט שלנו. הפלט הוא הקלט במהופך. </text:p>
      <text:p text:style-name="P92"><text:span text:style-name="T24">אחרי שחישבנו את הפלט, אנחנו </text:span><text:span text:style-name="T29">צריכים </text:span><text:span text:style-name="T30">לשלוח </text:span><text:span text:style-name="T24">אותו כתגובה (response) </text:span><text:span text:style-name="T29">לבקשה.</text:span></text:p>
      <text:p text:style-name="P93"><text:span text:style-name="T29">ל</text:span><text:span text:style-name="T24">פני-כן אנחנו שולחים "</text:span><text:span text:style-name="T31">כותרות" (headers): <text:s/>הראשונה </text:span><text:span text:style-name="T32">נועדה להרשות לכל אדם מכל מקום ליצור קשר עם השרת שלנו; השניה </text:span><text:span text:style-name="T33">מודיעה ללקוח </text:span><text:span text:style-name="T32">שהתגובה היא מסוג טקסט פשוט (text/plain).</text:span></text:p>
      <text:p text:style-name="P94"><text:span text:style-name="T32">ה</text:span><text:span text:style-name="T24">שלישית מודיעה ללקוח שהפעולה הסתיימה בהצלחה – קוד 200 (זה הקוד שאומר "הכל בסדר"). </text:span><text:span text:style-name="T35">לא נאריך בזה יותר מדי – זה שייך (כנראה) לקורס בתקשורת. <text:s/></text:span><text:span text:style-name="T34">אחרי ששלחנו את הכותרות אנחנו כותבים את התגובה עצמה.</text:span></text:p>
      <text:p text:style-name="P97"/>
      <text:p text:style-name="P100"><text:span text:style-name="T37">ה</text:span><text:span text:style-name="T24">ריצו את השרת </text:span><text:span text:style-name="T36">שנמצא בתיקיית הקוד</text:span><text:span text:style-name="T24">, אתם אמורים </text:span><text:span text:style-name="T36">לראות הודעה האומרת שהשרת רץ, ומציעה לכם לפנות לכתובת http://127.</text:span><text:span text:style-name="T40">0.0.</text:span><text:span text:style-name="T36">1:8001/reverse?abc. <text:s text:c="2"/></text:span><text:span text:style-name="T38">המספר </text:span><text:span text:style-name="T36">127.</text:span><text:span text:style-name="T40">0.0.</text:span><text:span text:style-name="T36">1</text:span><text:span text:style-name="T38"> הוא הכתובת של המחשב שלכם ברשת המקומית של המחשב שלכם (בכל מחשב יש רשת מקומית הכוללת את המחשב עצמו). </text:span><text:span text:style-name="T39">במקום </text:span><text:span text:style-name="T36">127.</text:span><text:span text:style-name="T40">0.0.</text:span><text:span text:style-name="T36">1</text:span><text:span text:style-name="T39"> אפשר גם לכתוב localhost.</text:span></text:p>
      <text:p text:style-name="P98">פתחו דפדפן ולכו לכתובת זו; אתם אמורים לראות את התגובה – cba.</text:p>
      <text:p text:style-name="P98"/>
      <text:p text:style-name="P99">הער<text:span text:style-name="T82">ות</text:span>: </text:p>
      <text:list xml:id="list4182401271587335997" text:style-name="L3">
        <text:list-item>
          <text:p text:style-name="P107">נניח שהרצתם את השרת, ואז שיניתם את הקוד והרצתם שוב. מה יקרה? - כנראה תראו הודעת שגיאה (חריגה) האומרת לכם שהכתובת בשימוש. כיוון שהשרת הישן עדיין רץ ומאזין בשלוחה 8001, אי אפשר להריץ שרת חדש שיאזין באותה שלוחה. צריך קודם-כל לסגור את השרת הישן (באקליפס, לחצו על הריבוע האדום).</text:p>
        </text:list-item>
        <text:list-item>
          <text:p text:style-name="P108"><text:span text:style-name="T47">יש שלוחות שהן כבר תפוסות ע"י תהליכים אחרים הרצים במערכת. למשל, סקייפ בדרך-כלל מאזין בשלוחה 80. לכן, אם תנסו להריץ שרת שמאזין בשלוחה 80, תקבלו הודעת שגיאה דומה. בחרו שלוחה אחרת.</text:span></text:p>
          <text:p text:style-name="P108"><text:span text:style-name="T47"/></text:p>
        </text:list-item>
      </text:list>
      <text:p text:style-name="P103">איך ניגשים לשרת מרחוק?</text:p>
      <text:p text:style-name="P19">עקרונית, כל עוד השרת שלכם רץ, <text:span text:style-name="T60">והמחשב שלכם מחובר לרשת, אפשר לגשת אליו ממחשבים אחרים המחוברים לאותה רשת. <text:s/>לשם כך אתם צריכים להגיד למפעילי המחשבים האחרים את הכתובת של המחשב שלכם. איך מבררים אותה?</text:span></text:p>
      <text:list xml:id="list3866850718458748450" text:style-name="L4">
        <text:list-item>
          <text:p text:style-name="P109">ביוניקס, הפקודה היא ifconfig</text:p>
        </text:list-item>
        <text:list-item>
          <text:p text:style-name="P109">בחלונות: הפקודה היא ipconfig (יש לכתוב אותה <text:span text:style-name="T61">ב-</text:span>cmd).</text:p>
        </text:list-item>
      </text:list>
      <text:p text:style-name="P20">חפשו על המסך כתובת המורכבת מארבעה מספרים, <text:span text:style-name="T79">עם הכיתוב IPv4 Address או כיתוב דומה.</text:span></text:p>
      <text:p text:style-name="P21">ברשת של הכיתה באריאל, הכתובת צריכה להתחיל ב 10.0. ואחר-כך עוד שני מספרים.</text:p>
      <text:p text:style-name="P22">למשל, כתובת אפשרית היא: http://10.0.3.45</text:p>
      <text:p text:style-name="P22">ואז, סטודנטים מאותה כיתה (המחוברים לרשת הכיתתית) יוכלו לגשת לתוכנה שלכם דרך:</text:p>
      <text:p text:style-name="P49"><text:a xlink:type="simple" xlink:href="http://10.0.3.45:8001/reverse?abc" text:style-name="Internet_20_link" text:visited-style-name="Visited_20_Internet_20_Link">http://10.0.3.45:8001/reverse?abc</text:a></text:p>
      <text:p text:style-name="P23"/>
      <text:p text:style-name="P44"><text:span text:style-name="T3">תרגיל כיתה</text:span><text:span text:style-name="T80">: כתבו בעצמכם שרת המקבל כקלט מחרוזת כלשהי ומבצע עליה פעולה כלשהי לפי בחירתכם (אפשר להוריד את הקוד של ReversingServer מגיטהאב ולשנות אותו לפי רצונכם). <text:s/>פרסמו את כתובת המחשב שלכם ותנו לתלמידים אחרים בכיתה לגשת לש</text:span><text:span text:style-name="T81">ָ</text:span><text:span text:style-name="T80">ר</text:span><text:span text:style-name="T81">ָ</text:span><text:span text:style-name="T80">ת </text:span><text:span text:style-name="T81">שבניתם.</text:span></text:p>
      <text:p text:style-name="P23"/>
      <text:p text:style-name="P15">ראינו איך ניגשים לשרת דרך שורת הכתובת של הדפדפן. אבל אנחנו רוצים לגשת לשרת בצורה "אנושית" יותר – דרך טפסים וכפתורים. <text:s/>לשם כך נשתמש בשפה חדשה.</text:p>
      <text:p text:style-name="P101"><text:soft-page-break/>איך בונים ממ"ג ב-html?</text:p>
      <text:p text:style-name="P84">בסעיף זה נלמד איך בונים טופס פשוט בשפת html. לא נלמד את כל הסודות של שפה זו אלא רק את המינימום הנדרש לצורך השיעור. המעוניינים להרחיב יכולים למצוא מדריכים רבים באינטרנט.</text:p>
      <text:p text:style-name="P74">שפתhtml היא שפה לתיאור <text:span text:style-name="T64">דפים הנקראים ע”י דפדפן</text:span>. כל <text:span text:style-name="T64">דף </text:span>מורכב <text:span text:style-name="T4">מעצמים </text:span>(הנקראים בשפה זו "אלמנטים”), <text:span text:style-name="T62">הנמצאים זה בתוך זה במבנה היררכי</text:span>. כל עצם מוגדר ע"י <text:span text:style-name="T1">תג פותח</text:span> ו<text:span text:style-name="T1">תג סוגר</text:span>. בתג הפותח מופיע סוג העצם בסוגריים משולשים ובתג הסוגר מופיע לוכסן ואחריו סוג העצם בסוגריים משולשים.</text:p>
      <text:p text:style-name="P75">העצם הראשי במסמך הוא מסוג html; הוא נפתח בתג &lt;html&gt; ונסגר בתג &lt;/html&gt;.</text:p>
      <text:p text:style-name="P76">בתוך עצם זה <text:span text:style-name="T63">ישנם שני עצמים: </text:span></text:p>
      <text:list xml:id="list4110350256537171727" text:style-name="L5">
        <text:list-item>
          <text:p text:style-name="P118">אחד מסוג head, נפתח בתג &lt;head&gt; ונסגר בתג &lt;/head&gt;.</text:p>
        </text:list-item>
        <text:list-item>
          <text:p text:style-name="P119">אחד מסוג body, נפתח בתג &lt;body&gt; ונסגר בתג &lt;/body&gt;.</text:p>
        </text:list-item>
      </text:list>
      <text:p text:style-name="P77">בתוך head יש עצמים המתארים את המסמך באופן כללי, כגון title – כותרת המסמך (ְשרואים בשורת הכותרת של הדפדפן) ו meta charset – הקידוד של הטקסט במסמך (בדרך כלל utf-8).</text:p>
      <text:p text:style-name="P78">בתוך body נמצא גוף המסמך – בטקסט פשוט או בתוך עצמים נוספים. העצמים העיקריים הם:</text:p>
      <text:list xml:id="list7768550470695143750" text:style-name="L6">
        <text:list-item>
          <text:p text:style-name="P120">div – בלוק של טקסט (בשורות נפרדות);</text:p>
        </text:list-item>
        <text:list-item>
          <text:p text:style-name="P120">span – רצף של טקסט (בשורה אחת);</text:p>
        </text:list-item>
        <text:list-item>
          <text:p text:style-name="P120">form – טופס. בתוך טופס אפשר לשים:</text:p>
          <text:list>
            <text:list-item>
              <text:p text:style-name="P120">input – שדה טקסט;</text:p>
            </text:list-item>
            <text:list-item>
              <text:p text:style-name="P120">button – כפתור;</text:p>
            </text:list-item>
            <text:list-item>
              <text:p text:style-name="P120">select – תפריט לבחירה (כל אפשרות לבחירה היא עצם מסוג option);</text:p>
            </text:list-item>
            <text:list-item>
              <text:p text:style-name="P120">ועוד הרבה. </text:p>
            </text:list-item>
          </text:list>
        </text:list-item>
      </text:list>
      <text:p text:style-name="P79">לכל עצם אפשר להוסיף <text:span text:style-name="T1">סגנון</text:span><text:span text:style-name="T4">. לשם כך יש לשים, בתוך התג הפותח של העצם, הגדרה של style. למשל:</text:span></text:p>
      <text:p text:style-name="P68">&lt;div style=’background:yellow’&gt; <text:s/>abc &lt;/div&gt;</text:p>
      <text:p text:style-name="P16">מגדיר עצם מסוג div עם צבע-רקע צהוב, שבתוכו כתוב abc. </text:p>
      <text:p text:style-name="P66"><text:span text:style-name="T4">&lt;form style=’border:blue solid 1pt’&gt;</text:span><text:span text:style-name="T6">&lt;button&gt;send&lt;/button&gt;</text:span><text:span text:style-name="T4">&lt;/form&gt;</text:span></text:p>
      <text:p text:style-name="P17">מגדיר טופס מוקף במלבן כחול שבתוכו כפתור אחד עם כיתוב send.</text:p>
      <text:p text:style-name="P18">הטקסט שבתוך ה-style הוא בשפת CSS; ניתן למצוא ברשת מדריכים רבים על השפה הזאת והפקודות שלה.</text:p>
      <text:p text:style-name="P11"><text:span text:style-name="T4">דוגמה בסיסית לדף html עם טופס נמצאת בקובץ client/reverse0.html. </text:span><text:span text:style-name="T7">הדף הזה הוא סטטי בלבד – אפשר ללחוץ על הכפתור אבל לא יקרה שום דבר. <text:s/></text:span><text:span text:style-name="T8">כדי שמשהו יקרה על הדף, צריך להשתמש בשפה נוספת.</text:span></text:p>
      <text:p text:style-name="P102"><text:soft-page-break/><text:span text:style-name="T7">איך </text:span><text:span text:style-name="T65">מוסיפים התנהגות ל</text:span><text:span text:style-name="T7">ממ"ג ב-</text:span><text:span text:style-name="T65">javascript</text:span><text:span text:style-name="T7">?</text:span></text:p>
      <text:p text:style-name="P12">בסעיף זה נלמד פקודות בסיסיות בשפת javascript. <text:s text:c="2"/>שוב, נלמד רק את המינימום הדרוש לצורך השיעור; להרחבה חפשו מדריכים באינטרנט.</text:p>
      <text:p text:style-name="P12">אנחנו נלמד javascript יחד עם תוסף שנקרא jQuery, שהוא כל-כך נפוץ עד שאפשר כמעט להחשיב אותו כחלק מהשפה. התוסף בא בקובץ אחד עם סיומת js. יש להוריד את הקובץ ולשמור אותו על המחשב ליד הקובץ html שלכם. לאחר מכן יש להכניס אותו לקובץ html. <text:s/>לשם כך משתמשים בפקודת script. <text:s text:c="3"/>למשל, אם הקובץ של התוסף נקרא <text:span text:style-name="T67">jquery-3.2.1.min.js</text:span>, אז צריך להוסיף, בתוך ה-head של ה-html שלכם, את השורה הבאה:</text:p>
      <text:p text:style-name="P54">&lt;script src='jquery-3.2.1.min.js'&gt;&lt;/script&gt;</text:p>
      <text:p text:style-name="P24">השורה הזאת היא כמו import של ג’אבה – היא אומרת לדפדפן להכליל במסמך את פונקציות javascript שנמצאות בקובץ.</text:p>
      <text:p text:style-name="P24"/>
      <text:p text:style-name="P25">כדי להפעיל פקודות ב-javascript. צריך להוסיף עוד עצם script , הפעם בסוף המסמך – לפני התג הסוגר &lt;/body&gt;. <text:s text:c="2"/><text:span text:style-name="T68">הנה קטע javascript מינימלי:</text:span></text:p>
      <text:p text:style-name="P55"><text:tab/>&lt;script&gt;</text:p>
      <text:p text:style-name="P55"><text:tab/><text:tab/>alert(“Hello world”)</text:p>
      <text:p text:style-name="P87"><text:tab/>&lt;/script&gt;</text:p>
      <text:p text:style-name="P26"/>
      <text:p text:style-name="P26">אם תוסיפו את הקטע הזה <text:span text:style-name="T69">לקובץ html </text:span>שלכם ותרעננו <text:span text:style-name="T69">את הדף בדפדפן</text:span>, תראו חלון קופץ ובו "Hello world”. <text:s text:c="4"/><text:span text:style-name="T69">זה נחמד, אבל אנחנו לא רוצים שחלונות יקפצו בכל פעם שמישהו טוען את הדף – אנחנו רוצים שיקרו דברים רק כשמישהו לוחץ על הכפתור. לשם כך, במקום ה-alert הנ”ל, נכתוב את הקטע הבא בתוך ה-script ( נמצא בקובץ client/reverse1.html):</text:span></text:p>
      <text:p text:style-name="P26"/>
      <text:p text:style-name="P56">$("button").click(</text:p>
      <text:p text:style-name="P56"><text:tab/>function() {</text:p>
      <text:p text:style-name="P87"><text:tab/><text:tab/>var input = $("input").val();</text:p>
      <text:p text:style-name="P87"><text:tab/><text:tab/>alert("The input is " + input);</text:p>
      <text:p text:style-name="P87"><text:tab/><text:tab/>return false</text:p>
      <text:p text:style-name="P88"><text:tab/>}</text:p>
      <text:p text:style-name="P88">)</text:p>
      <text:p text:style-name="P27">השורה הראשונה ניגשת לכפתור button ומוסיפה פונקציה שאמורה לקרות כאשר מקליקים על הכפתור.</text:p>
      <text:p text:style-name="P27">בתוך הפונקציה הזאת, השורה הראשונה ניגשת לשדה הטקסט input וקוראת את הערך שלו, והשורה השניה מקפיצה חלון עם הערך. <text:s text:c="2"/>השורה השלישית מחזירה ערך false האומר למערכת שלא צריך <text:span text:style-name="T70">לטעון את </text:span>הדף <text:span text:style-name="T70">מחדש </text:span>אחרי שלוחצים על <text:span text:style-name="T70">ה</text:span>כפתור.</text:p>
      <text:p text:style-name="P27"/>
      <text:p text:style-name="P28">עכשיו כבר יש לנו דף-לקוח פעיל ודינאמי, אבל הוא עדיין לא יוצר קשר עם השרת. לשם כך נלמד פקודה חדשה.</text:p>
      <text:p text:style-name="P104">איך יוצרים קשר עם השרת בעזרת jquery?</text:p>
      <text:p text:style-name="P80">נשתמש בפקודה ajax, באופן הבא <text:span text:style-name="T72">(ראו בקובץ reverse2.html)</text:span>:</text:p>
      <text:p text:style-name="P50"/>
      <text:p text:style-name="P57">$.ajax(</text:p>
      <text:p text:style-name="P89"><text:tab/>{</text:p>
      <text:p text:style-name="P90"><text:tab/><text:tab/>url: "http://127.0.0.1:8001/reverse?" + $("input").val()</text:p>
      <text:p text:style-name="P89"><text:soft-page-break/><text:tab/>}</text:p>
      <text:p text:style-name="P89">).then(function(output) </text:p>
      <text:p text:style-name="P89"><text:tab/>{</text:p>
      <text:p text:style-name="P89"><text:tab/><text:tab/>alert("The output I got is " + output)</text:p>
      <text:p text:style-name="P89"><text:tab/>}</text:p>
      <text:p text:style-name="P89">);</text:p>
      <text:p text:style-name="P58"/>
      <text:p text:style-name="P80">הפקודה מקבלת פרמטר אחד שהוא עצם עם שדות. בשפת javascript אפשר ליצור עצמים עם שדות בלי להגדיר את המחלקה שלהם לפני-כן; פשוט שמים את השדות בתוך סוגריים מסולסלים. במקרה שלנו, אנחנו יוצרים עצם עם שדה אחד בשם url, שערכו הוא הקישור לשרת שלנו – אותו קישור שראינו קודם. השאילתא היא <text:span text:style-name="T71">המחרוזת שנכתבה בתוך ה-input.</text:span></text:p>
      <text:p text:style-name="P81">הקריאה ל-ajax היא <text:span text:style-name="T11">אסינכרונית</text:span>. כשהקריאה תסתיים, נגיע לפונקציה שנמצאת בתוך ה-then, ואז נציג חלון קופץ עם התשובה.</text:p>
      <text:p text:style-name="Heading_20_2"><text:span text:style-name="T43">איך </text:span><text:span text:style-name="T44">מאפשרים ללקוחות מרוחקים לקרוא את ה-html שלנו?</text:span></text:p>
      <text:p text:style-name="P82">ראינו שלקוחות מרוחקים יכולים לגשת לשרת שלנו, אבל הלקוח (כלומר קובץ הhtml) עדיין נמצא על המחשב שלנו. כדי לתת ללקוחות מרוחקים לקרוא גם את קבצי הלקוח, פשוט נוסיף לשרת עוד הֶקְשֶר. <text:s/>בכל פעם שמישהו ישלח לשרת שלנו בקשה שהמסלול שלה הוא מהצורה:</text:p>
      <text:p text:style-name="P67">/file/&lt;filename&gt;</text:p>
      <text:p text:style-name="P13">השרת יקרא את הקובץ המתאים מתיקיית ה-client ויחזיר אותו. <text:s/></text:p>
      <text:p text:style-name="P13">הקוד המלא נמצא ב-ReversingServer.java. כאן נראה קוד מקוצר <text:span text:style-name="T73">(</text:span>שאינו כולל בדיקה אם הקובץ כבר קיים<text:span text:style-name="T73">)</text:span>:</text:p>
      <text:p text:style-name="P51"><text:span text:style-name="T50">server</text:span><text:span text:style-name="T24">.createContext(</text:span><text:span text:style-name="T54">"/file"</text:span><text:span text:style-name="T24">, </text:span><text:span text:style-name="T50">request</text:span><text:span text:style-name="T24"> -&gt; {</text:span></text:p>
      <text:p text:style-name="P86"><text:span text:style-name="T24"><text:tab/>String </text:span><text:span text:style-name="T50">fileName</text:span><text:span text:style-name="T24"> = </text:span><text:span text:style-name="T50">request</text:span><text:span text:style-name="T24">.getRequestURI().getPath().replaceAll(</text:span><text:span text:style-name="T54">"/file/"</text:span><text:span text:style-name="T24">, </text:span><text:span text:style-name="T54">""</text:span><text:span text:style-name="T24">);</text:span></text:p>
      <text:p text:style-name="P86"><text:span text:style-name="T24"><text:tab/>Path </text:span><text:span text:style-name="T50">path</text:span><text:span text:style-name="T24"> = Paths.</text:span><text:span text:style-name="T46">get</text:span><text:span text:style-name="T24">(</text:span><text:span text:style-name="T54">"client"</text:span><text:span text:style-name="T24">, </text:span><text:span text:style-name="T50">fileName</text:span><text:span text:style-name="T24">);</text:span></text:p>
      <text:p text:style-name="P86"><text:span text:style-name="T24"><text:tab/>String </text:span><text:span text:style-name="T50">output</text:span><text:span text:style-name="T24"> = </text:span><text:span text:style-name="T52">new</text:span><text:span text:style-name="T24"> String(Files.</text:span><text:span text:style-name="T46">readAllBytes</text:span><text:span text:style-name="T24">(</text:span><text:span text:style-name="T50">path</text:span><text:span text:style-name="T24">), StandardCharsets.</text:span><text:span text:style-name="T55">UTF_8</text:span><text:span text:style-name="T24">);</text:span></text:p>
      <text:p text:style-name="P85"/>
      <text:p text:style-name="P86"><text:span text:style-name="T24"><text:s text:c="5"/></text:span><text:span text:style-name="T50">request</text:span><text:span text:style-name="T24">.getResponseHeaders().set(</text:span><text:span text:style-name="T54">"Access-Control-Allow-Origin"</text:span><text:span text:style-name="T24">, </text:span><text:span text:style-name="T54">"*"</text:span><text:span text:style-name="T24">);</text:span></text:p>
      <text:p text:style-name="P86"><text:span text:style-name="T24"><text:s text:c="5"/></text:span><text:span text:style-name="T50">request</text:span><text:span text:style-name="T24">.getResponseHeaders().set(</text:span><text:span text:style-name="T54">"Content-Type"</text:span><text:span text:style-name="T24">, </text:span><text:span text:style-name="T54">"text/html"</text:span><text:span text:style-name="T24">);</text:span></text:p>
      <text:p text:style-name="P86"><text:span text:style-name="T24"><text:s text:c="5"/></text:span><text:span text:style-name="T50">request</text:span><text:span text:style-name="T24">.sendResponseHeaders(200, 0);</text:span></text:p>
      <text:p text:style-name="P86"><text:span text:style-name="T24"><text:s text:c="5"/></text:span><text:span text:style-name="T52">try</text:span><text:span text:style-name="T24"> (OutputStream </text:span><text:span text:style-name="T50">os</text:span><text:span text:style-name="T24"> = </text:span><text:span text:style-name="T50">request</text:span><text:span text:style-name="T24">.getResponseBody()) {</text:span></text:p>
      <text:p text:style-name="P86"><text:span text:style-name="T24"><text:s text:c="8"/></text:span><text:span text:style-name="T50">os</text:span><text:span text:style-name="T24">.write(</text:span><text:span text:style-name="T50">output</text:span><text:span text:style-name="T24">.getBytes());</text:span></text:p>
      <text:p text:style-name="P85"><text:s text:c="5"/>}</text:p>
      <text:p text:style-name="P85">});</text:p>
      <text:p text:style-name="P51"/>
      <text:p text:style-name="P14">עכשיו, נשנה את הקוד בדף ה-html כך שלא יפנה לשרת 127.0.0.1 (שהוא המחשב המקומי), אלא יפנה לכתובת יחסית. בקריאה לפקודה ajax, במקום:</text:p>
      <text:p text:style-name="P48"><text:span text:style-name="T66">url: "</text:span><text:span text:style-name="T67">http://127.0.0.1:8001</text:span><text:span text:style-name="T66">/reverse?" + input</text:span></text:p>
      <text:p text:style-name="P38">נכתוב:</text:p>
      <text:p text:style-name="P59"><text:soft-page-break/>url: "/reverse?" + input</text:p>
      <text:p text:style-name="P29"/>
      <text:p text:style-name="P34">הדף המשופר נמצא ב- client/reverse3.html.</text:p>
      <text:p text:style-name="P34"/>
      <text:p text:style-name="P83">עכשיו, במקום לפתוח את הדף ישירות מהמחשב המקומי שלנו, נפתח אותו כך:</text:p>
      <text:p text:style-name="P69">http://127.0.0.1:8001/file/reverse3.html</text:p>
      <text:p text:style-name="P38">הדפדפן יקרא לשרת שלנו וישלח את הבקשה file/reverse3.html והשרת יחזיר לו את הקובץ המתאים.</text:p>
      <text:p text:style-name="P39">מי שנמצא על מחשב מרוחק, יוכל לכתוב במקום 127.0.0.1 את הכתובת של המחשב שלנו (למשל 10.0.34.45) ויראה את אותו קובץ.</text:p>
      <text:p text:style-name="P39"/>
      <text:p text:style-name="P40">לסיום נעשה עוד שינוי קטן בקוד ה-javascript שלנו. במקום להקפיץ חלון בכל פעם שמישהו לוחץ על הכפתור, אנחנו נוסיף את התשובה של השרת בתוך דף ה-html. לשם כך נוסיף לדף בלוק טקסט (div) עם מזהה (id):</text:p>
      <text:p text:style-name="P52">&lt;div id=’output’&gt;&lt;/div&gt;</text:p>
      <text:p text:style-name="P30"/>
      <text:p text:style-name="P30">אם רוצים, אפשר גם להוסיף לו style.</text:p>
      <text:p text:style-name="P31">בפעולה שבאה אחרי ה-ajax (בתוך ה-then), במקום להקפיץ חלון עם התשובה, נכתוב:</text:p>
      <text:p text:style-name="P60">$("div#output").append(</text:p>
      <text:p text:style-name="P60"><text:tab/>"&lt;div&gt;The reverse of '"+input+"' is '"+output+"'&lt;/div&gt;"</text:p>
      <text:p text:style-name="P60">)</text:p>
      <text:p text:style-name="P31">הפקודה הזאת ניגשת ל-div עם המזהה output, ומוסיפה לו קוד html. הקוד שמוסיפים הוא בעצמו div, וכתובה בו התשובה לשאילתא.</text:p>
      <text:p text:style-name="P31">לחצו על הכפתור כמה פעמים עם קלטים שונים; תראו איך התשובה נוספת לתוך ה-div.</text:p>
      <text:p text:style-name="P33"/>
      <text:p text:style-name="P31"/>
      <text:p text:style-name="P46"><text:span text:style-name="T43">איך </text:span><text:span text:style-name="T45">יוצרים גרפיקה ב-html?</text:span></text:p>
      <text:p text:style-name="P105">יש שתי דרכים עיקריות להוסיף גרפיקה חופשית לדף html: אחת משתמשת בעצם canvas והשניה בעצם svg. אנחנו נשתמש ב-svg.</text:p>
      <text:p text:style-name="P105"><text:span text:style-name="T83">בתוך עצם מסוג svg</text:span> אפשר להוסיף עצמים גרפיים <text:span text:style-name="T83">מוקפים בתגים כמו בכל עצם של html</text:span>. למשל, הקטע הבא:</text:p>
      <text:p text:style-name="P61">&lt;svg width='400' height='200'&gt;</text:p>
      <text:p text:style-name="P87"><text:s text:c="3"/>&lt;rect x="5" y="5" width="390" height="190" style="stroke:green; stroke-width:3; fill:yellow" /&gt;</text:p>
      <text:p text:style-name="P91"><text:s text:c="3"/>&lt;<text:span text:style-name="T83">circle c</text:span>x="5<text:span text:style-name="T83">0</text:span>" y="5<text:span text:style-name="T83">0</text:span>" <text:span text:style-name="T83">r=”50”</text:span> style="<text:span text:style-name="T83">fill:red</text:span>" /&gt;</text:p>
      <text:p text:style-name="P87">&lt;/svg&gt;</text:p>
      <text:p text:style-name="P32">מוסיף עצם svg חדש ברוחב 400 נקודות ובגובה 200 נקודות, שבתוכו מלבן <text:span text:style-name="T83">צהוב ועיגול אדום.</text:span></text:p>
      <text:p text:style-name="P35"/>
      <text:p text:style-name="P35">אפשר להשתמש בפקודת append שלמדנו קודם כדי להוסיף צורות לתוך ה-svg באופן דינמי. למשל, הפונקציה הבאה מוסיפה עיגול כחול ברדיוס 5 בנקודה מסויימת (x,y):</text:p>
      <text:p text:style-name="P62">function point(x,y) {</text:p>
      <text:p text:style-name="P87"><text:tab/>$("svg").append(</text:p>
      <text:p text:style-name="P87"><text:tab/><text:tab/>'&lt;circle cx="' + x + '" cy="' + y + '" r="5" fill="blue" stroke-width="0"/&gt;'</text:p>
      <text:p text:style-name="P87"><text:tab/>)</text:p>
      <text:p text:style-name="P87">}</text:p>
      <text:p text:style-name="P35"><text:soft-page-break/></text:p>
      <text:p text:style-name="P35">בדף <text:span text:style-name="T74">client/plot0</text:span>.html <text:span text:style-name="T75">ישנו דף </text:span>html+javascript (ללא צורך בשרת) <text:span text:style-name="T75">המקבל </text:span>כקלט מערך של נקודות ומציגה את הנקודות על svg. <text:s/><text:span text:style-name="T75">לא ניכנס לכל הפרטים של הדף; נתעכב כאן רק על הפורמט של הקלט. הפורמט הוא JSON – Javascript Object Notation. הוא מאפשר להגדיר אובייקטים כלשהם בקלות. במקרה זה, אנחנו מגדירים מערך (מוקף בסוגריים מרובעים), שבו כמה עצמים. כל עצם מוקף בסוגריים מסולסלים, ובתוכם יש רשימה של שדות וערכים. שם השדה מוקף בגרשיים, אחר-כך נקודתיים, ואחר-כך ערך השדה. למשל, הטקסט הבא מגדיר מערך ובו 4 נקודות:</text:span></text:p>
      <text:p text:style-name="P53">[</text:p>
      <text:p text:style-name="P53"><text:tab/>{"x":5,"y":5},</text:p>
      <text:p text:style-name="P53"><text:tab/>{"x":395,"y":5},</text:p>
      <text:p text:style-name="P53"><text:tab/>{"x":395,"y":195},</text:p>
      <text:p text:style-name="P53"><text:tab/>{"x":5,"y":195}</text:p>
      <text:p text:style-name="P53">]</text:p>
      <text:p text:style-name="P37">ניתן לתרגם מחרוזת כזאת לעצם של <text:span text:style-name="T76">ג’אבהסקריפט</text:span> ע"י הפקודה: JSON.parse(text).</text:p>
      <text:p text:style-name="P41">ניתן לתרגם עצם למחרוזת ע"י הפקודה: JSON.stringify(text).</text:p>
      <text:p text:style-name="P41">שימו לב להבדל בין ג’אבה לג’אבהסקריפט: בג’אבה כדי להגדיר עצם חייבים לפני-כן להגדיר מחלקה שבה מגדירים מראש איזה שדות יהיו בכל עצם מהמחלקה. בג’אבהסקריפט אפשר להגדיר עצם בלי להגדיר מחלקה – פשוט מקיפים את השדות בסוגריים מסולסלים.</text:p>
      <text:p text:style-name="P36"/>
      <text:p text:style-name="P36">לחיצה על כפתור Submit מפעילה פונקציה אשר מבצעת parse על הטקסט שבתיבה, הופכת אותו לאובייקט, עוברת על כל הנקודות במערך ומציירת אותן.</text:p>
      <text:p text:style-name="P36"/>
      <text:p text:style-name="P42">השלב הבא הוא לבנות <text:span text:style-name="T77">שָרָת בג’אבה, המקבל מחרוזת המייצגת פולינום, ומחזיר מחרוזת המייצגת אוסף של נקודות בפורמט הנ"ל. <text:s/></text:span>הקוד נמצא ב-PolynomServer. </text:p>
      <text:p text:style-name="P42">הקוד שהופך מחרוזת לפולינום נמצא בבנאי של המחלקה Polynom בחבילה myMath.</text:p>
      <text:p text:style-name="P43">אחרי שיוצרים פולינום, עוברים בלולאה על כל ערכי x בתחום, לכל ערך x מחשבים את ערך y המתאים (ע"י המתודה f של הפולינום), ויוצרים את המחרוזת המייצגת מערך של נקודות ב-JSON.</text:p>
      <text:p text:style-name="P111"/>
      <text:p text:style-name="P112">הערה: השרת כולל טיפול בסיסי בחריגות. חשוב מאד לטפל בחריגות בתוך השרת, כדי שהלקוח יקבל תשובה משמעותית במקרה שעשה שגיאה.</text:p>
      <text:p text:style-name="P43"/>
      <text:p text:style-name="P43">הריצו את השרת PolynomServer, נסו אותו קודם-כל דרך הדפדפן, אחר-כך דרך הטופס<text:line-break/> plot1.html, ובסוף בגישה מרחוק <text:span text:style-name="T84">דרך כתובת ה-IP של המחשב שלכם</text:span>. <text:span text:style-name="T78">בהצלחה!!</text:span></text:p>
      <text:p text:style-name="P53"/>
      <text:p text:style-name="P53"/>
      <text:p text:style-name="P106"/>
      <text:p text:style-name="P24"/>
      <text:p text:style-name="P2">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20T17:59:00.230913970</dc:date>
    <meta:editing-duration>P6DT8H9M4S</meta:editing-duration>
    <meta:editing-cycles>602</meta:editing-cycles>
    <meta:document-statistic meta:table-count="0" meta:image-count="0" meta:object-count="0" meta:page-count="8" meta:paragraph-count="184" meta:word-count="2401" meta:character-count="15165" meta:non-whitespace-character-count="12769"/>
  </office:meta>
</office:document-meta>
</file>